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X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AnchorFlag</text:p>
          </table:table-cell>
        </table:table-row>
        <table:table-row table:style-name="ro1">
          <table:table-cell office:value-type="float" office:value="78.965" calcext:value-type="float">
            <text:p>78.965</text:p>
          </table:table-cell>
          <table:table-cell office:value-type="float" office:value="58.722" calcext:value-type="float">
            <text:p>58.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511" calcext:value-type="float">
            <text:p>1.511</text:p>
          </table:table-cell>
          <table:table-cell office:value-type="float" office:value="45.228" calcext:value-type="float">
            <text:p>45.2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82" calcext:value-type="float">
            <text:p>53.482</text:p>
          </table:table-cell>
          <table:table-cell office:value-type="float" office:value="71.61" calcext:value-type="float">
            <text:p>71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1" table:number-columns-repeated="30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heet3" table:style-name="ta1">
        <table:table-column table:style-name="co1" table:number-columns-repeated="3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30.82" calcext:value-type="float">
            <text:p>-130.82</text:p>
          </table:table-cell>
          <table:table-cell office:value-type="float" office:value="-113.23" calcext:value-type="float">
            <text:p>-113.23</text:p>
          </table:table-cell>
          <table:table-cell office:value-type="float" office:value="-120.87" calcext:value-type="float">
            <text:p>-120.87</text:p>
          </table:table-cell>
          <table:table-cell office:value-type="float" office:value="-127.87" calcext:value-type="float">
            <text:p>-127.87</text:p>
          </table:table-cell>
          <table:table-cell office:value-type="float" office:value="-110.01" calcext:value-type="float">
            <text:p>-110.01</text:p>
          </table:table-cell>
          <table:table-cell office:value-type="float" office:value="-107.28" calcext:value-type="float">
            <text:p>-107.28</text:p>
          </table:table-cell>
          <table:table-cell office:value-type="float" office:value="-120.65" calcext:value-type="float">
            <text:p>-120.65</text:p>
          </table:table-cell>
          <table:table-cell office:value-type="float" office:value="-122.11" calcext:value-type="float">
            <text:p>-122.11</text:p>
          </table:table-cell>
          <table:table-cell office:value-type="float" office:value="-126.78" calcext:value-type="float">
            <text:p>-126.78</text:p>
          </table:table-cell>
          <table:table-cell office:value-type="float" office:value="-133.09" calcext:value-type="float">
            <text:p>-133.09</text:p>
          </table:table-cell>
          <table:table-cell office:value-type="float" office:value="-134.31" calcext:value-type="float">
            <text:p>-134.31</text:p>
          </table:table-cell>
          <table:table-cell office:value-type="float" office:value="-115.59" calcext:value-type="float">
            <text:p>-115.59</text:p>
          </table:table-cell>
          <table:table-cell office:value-type="float" office:value="-119.68" calcext:value-type="float">
            <text:p>-119.68</text:p>
          </table:table-cell>
          <table:table-cell office:value-type="float" office:value="-117.3" calcext:value-type="float">
            <text:p>-117.3</text:p>
          </table:table-cell>
          <table:table-cell office:value-type="float" office:value="-119.23" calcext:value-type="float">
            <text:p>-119.23</text:p>
          </table:table-cell>
          <table:table-cell office:value-type="float" office:value="-104.79" calcext:value-type="float">
            <text:p>-104.79</text:p>
          </table:table-cell>
          <table:table-cell office:value-type="float" office:value="-116.82" calcext:value-type="float">
            <text:p>-116.82</text:p>
          </table:table-cell>
          <table:table-cell office:value-type="float" office:value="-127.43" calcext:value-type="float">
            <text:p>-127.43</text:p>
          </table:table-cell>
          <table:table-cell office:value-type="float" office:value="-121.87" calcext:value-type="float">
            <text:p>-121.87</text:p>
          </table:table-cell>
          <table:table-cell office:value-type="float" office:value="-123.34" calcext:value-type="float">
            <text:p>-123.34</text:p>
          </table:table-cell>
          <table:table-cell office:value-type="float" office:value="-113.58" calcext:value-type="float">
            <text:p>-113.58</text:p>
          </table:table-cell>
          <table:table-cell office:value-type="float" office:value="-106.62" calcext:value-type="float">
            <text:p>-106.62</text:p>
          </table:table-cell>
          <table:table-cell office:value-type="float" office:value="-129.51" calcext:value-type="float">
            <text:p>-129.51</text:p>
          </table:table-cell>
          <table:table-cell office:value-type="float" office:value="-122.24" calcext:value-type="float">
            <text:p>-122.24</text:p>
          </table:table-cell>
          <table:table-cell office:value-type="float" office:value="-116.73" calcext:value-type="float">
            <text:p>-116.73</text:p>
          </table:table-cell>
          <table:table-cell office:value-type="float" office:value="-93.438" calcext:value-type="float">
            <text:p>-93.438</text:p>
          </table:table-cell>
          <table:table-cell office:value-type="float" office:value="-109.53" calcext:value-type="float">
            <text:p>-109.53</text:p>
          </table:table-cell>
          <table:table-cell office:value-type="float" office:value="-124.98" calcext:value-type="float">
            <text:p>-124.98</text:p>
          </table:table-cell>
          <table:table-cell office:value-type="float" office:value="-118.74" calcext:value-type="float">
            <text:p>-118.74</text:p>
          </table:table-cell>
        </table:table-row>
        <table:table-row table:style-name="ro1">
          <table:table-cell office:value-type="float" office:value="-130.82" calcext:value-type="float">
            <text:p>-130.82</text:p>
          </table:table-cell>
          <table:table-cell office:value-type="float" office:value="0" calcext:value-type="float">
            <text:p>0</text:p>
          </table:table-cell>
          <table:table-cell office:value-type="float" office:value="-125.62" calcext:value-type="float">
            <text:p>-125.62</text:p>
          </table:table-cell>
          <table:table-cell office:value-type="float" office:value="-130.76" calcext:value-type="float">
            <text:p>-130.76</text:p>
          </table:table-cell>
          <table:table-cell office:value-type="float" office:value="-118.74" calcext:value-type="float">
            <text:p>-118.74</text:p>
          </table:table-cell>
          <table:table-cell office:value-type="float" office:value="-130.1" calcext:value-type="float">
            <text:p>-130.1</text:p>
          </table:table-cell>
          <table:table-cell office:value-type="float" office:value="-134.4" calcext:value-type="float">
            <text:p>-134.4</text:p>
          </table:table-cell>
          <table:table-cell office:value-type="float" office:value="-136.28" calcext:value-type="float">
            <text:p>-136.28</text:p>
          </table:table-cell>
          <table:table-cell office:value-type="float" office:value="-134.27" calcext:value-type="float">
            <text:p>-134.27</text:p>
          </table:table-cell>
          <table:table-cell office:value-type="float" office:value="-110.34" calcext:value-type="float">
            <text:p>-110.34</text:p>
          </table:table-cell>
          <table:table-cell office:value-type="float" office:value="-114.23" calcext:value-type="float">
            <text:p>-114.23</text:p>
          </table:table-cell>
          <table:table-cell office:value-type="float" office:value="-119.76" calcext:value-type="float">
            <text:p>-119.76</text:p>
          </table:table-cell>
          <table:table-cell office:value-type="float" office:value="-127.13" calcext:value-type="float">
            <text:p>-127.13</text:p>
          </table:table-cell>
          <table:table-cell office:value-type="float" office:value="-126.84" calcext:value-type="float">
            <text:p>-126.84</text:p>
          </table:table-cell>
          <table:table-cell office:value-type="float" office:value="-127.67" calcext:value-type="float">
            <text:p>-127.67</text:p>
          </table:table-cell>
          <table:table-cell office:value-type="float" office:value="-131.07" calcext:value-type="float">
            <text:p>-131.07</text:p>
          </table:table-cell>
          <table:table-cell office:value-type="float" office:value="-131.64" calcext:value-type="float">
            <text:p>-131.64</text:p>
          </table:table-cell>
          <table:table-cell office:value-type="float" office:value="-121.98" calcext:value-type="float">
            <text:p>-121.98</text:p>
          </table:table-cell>
          <table:table-cell office:value-type="float" office:value="-126.27" calcext:value-type="float">
            <text:p>-126.27</text:p>
          </table:table-cell>
          <table:table-cell office:value-type="float" office:value="-117.6" calcext:value-type="float">
            <text:p>-117.6</text:p>
          </table:table-cell>
          <table:table-cell office:value-type="float" office:value="-118.5" calcext:value-type="float">
            <text:p>-118.5</text:p>
          </table:table-cell>
          <table:table-cell office:value-type="float" office:value="-124.49" calcext:value-type="float">
            <text:p>-124.49</text:p>
          </table:table-cell>
          <table:table-cell office:value-type="float" office:value="-133.11" calcext:value-type="float">
            <text:p>-133.11</text:p>
          </table:table-cell>
          <table:table-cell office:value-type="float" office:value="-123.46" calcext:value-type="float">
            <text:p>-123.46</text:p>
          </table:table-cell>
          <table:table-cell office:value-type="float" office:value="-126.24" calcext:value-type="float">
            <text:p>-126.24</text:p>
          </table:table-cell>
          <table:table-cell office:value-type="float" office:value="-133.5" calcext:value-type="float">
            <text:p>-133.5</text:p>
          </table:table-cell>
          <table:table-cell office:value-type="float" office:value="-131.92" calcext:value-type="float">
            <text:p>-131.92</text:p>
          </table:table-cell>
          <table:table-cell office:value-type="float" office:value="-132.68" calcext:value-type="float">
            <text:p>-132.68</text:p>
          </table:table-cell>
          <table:table-cell office:value-type="float" office:value="-111.68" calcext:value-type="float">
            <text:p>-111.68</text:p>
          </table:table-cell>
          <table:table-cell office:value-type="float" office:value="-131.93" calcext:value-type="float">
            <text:p>-131.93</text:p>
          </table:table-cell>
        </table:table-row>
        <table:table-row table:style-name="ro1">
          <table:table-cell office:value-type="float" office:value="-113.23" calcext:value-type="float">
            <text:p>-113.23</text:p>
          </table:table-cell>
          <table:table-cell office:value-type="float" office:value="-125.62" calcext:value-type="float">
            <text:p>-125.62</text:p>
          </table:table-cell>
          <table:table-cell office:value-type="float" office:value="0" calcext:value-type="float">
            <text:p>0</text:p>
          </table:table-cell>
          <table:table-cell office:value-type="float" office:value="-112.45" calcext:value-type="float">
            <text:p>-112.45</text:p>
          </table:table-cell>
          <table:table-cell office:value-type="float" office:value="-118.25" calcext:value-type="float">
            <text:p>-118.25</text:p>
          </table:table-cell>
          <table:table-cell office:value-type="float" office:value="-104.37" calcext:value-type="float">
            <text:p>-104.37</text:p>
          </table:table-cell>
          <table:table-cell office:value-type="float" office:value="-122.53" calcext:value-type="float">
            <text:p>-122.53</text:p>
          </table:table-cell>
          <table:table-cell office:value-type="float" office:value="-122.82" calcext:value-type="float">
            <text:p>-122.82</text:p>
          </table:table-cell>
          <table:table-cell office:value-type="float" office:value="-128.84" calcext:value-type="float">
            <text:p>-128.84</text:p>
          </table:table-cell>
          <table:table-cell office:value-type="float" office:value="-122.88" calcext:value-type="float">
            <text:p>-122.88</text:p>
          </table:table-cell>
          <table:table-cell office:value-type="float" office:value="-130.54" calcext:value-type="float">
            <text:p>-130.54</text:p>
          </table:table-cell>
          <table:table-cell office:value-type="float" office:value="-132.45" calcext:value-type="float">
            <text:p>-132.45</text:p>
          </table:table-cell>
          <table:table-cell office:value-type="float" office:value="-120.22" calcext:value-type="float">
            <text:p>-120.22</text:p>
          </table:table-cell>
          <table:table-cell office:value-type="float" office:value="-103.01" calcext:value-type="float">
            <text:p>-103.01</text:p>
          </table:table-cell>
          <table:table-cell office:value-type="float" office:value="-121.89" calcext:value-type="float">
            <text:p>-121.89</text:p>
          </table:table-cell>
          <table:table-cell office:value-type="float" office:value="-125.53" calcext:value-type="float">
            <text:p>-125.53</text:p>
          </table:table-cell>
          <table:table-cell office:value-type="float" office:value="-120.14" calcext:value-type="float">
            <text:p>-120.14</text:p>
          </table:table-cell>
          <table:table-cell office:value-type="float" office:value="-96.988" calcext:value-type="float">
            <text:p>-96.988</text:p>
          </table:table-cell>
          <table:table-cell office:value-type="float" office:value="-128.46" calcext:value-type="float">
            <text:p>-128.46</text:p>
          </table:table-cell>
          <table:table-cell office:value-type="float" office:value="-118.27" calcext:value-type="float">
            <text:p>-118.27</text:p>
          </table:table-cell>
          <table:table-cell office:value-type="float" office:value="-121.16" calcext:value-type="float">
            <text:p>-121.16</text:p>
          </table:table-cell>
          <table:table-cell office:value-type="float" office:value="-80.94" calcext:value-type="float">
            <text:p>-80.94</text:p>
          </table:table-cell>
          <table:table-cell office:value-type="float" office:value="-115.38" calcext:value-type="float">
            <text:p>-115.38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24.44" calcext:value-type="float">
            <text:p>-124.44</text:p>
          </table:table-cell>
          <table:table-cell office:value-type="float" office:value="-125.89" calcext:value-type="float">
            <text:p>-125.89</text:p>
          </table:table-cell>
          <table:table-cell office:value-type="float" office:value="-117.82" calcext:value-type="float">
            <text:p>-117.82</text:p>
          </table:table-cell>
          <table:table-cell office:value-type="float" office:value="-113.7" calcext:value-type="float">
            <text:p>-113.7</text:p>
          </table:table-cell>
          <table:table-cell office:value-type="float" office:value="-120.26" calcext:value-type="float">
            <text:p>-120.26</text:p>
          </table:table-cell>
          <table:table-cell office:value-type="float" office:value="-125.84" calcext:value-type="float">
            <text:p>-125.84</text:p>
          </table:table-cell>
        </table:table-row>
        <table:table-row table:style-name="ro1">
          <table:table-cell office:value-type="float" office:value="-120.87" calcext:value-type="float">
            <text:p>-120.87</text:p>
          </table:table-cell>
          <table:table-cell office:value-type="float" office:value="-130.76" calcext:value-type="float">
            <text:p>-130.76</text:p>
          </table:table-cell>
          <table:table-cell office:value-type="float" office:value="-112.45" calcext:value-type="float">
            <text:p>-112.45</text:p>
          </table:table-cell>
          <table:table-cell office:value-type="float" office:value="0" calcext:value-type="float">
            <text:p>0</text:p>
          </table:table-cell>
          <table:table-cell office:value-type="float" office:value="-121.4" calcext:value-type="float">
            <text:p>-121.4</text:p>
          </table:table-cell>
          <table:table-cell office:value-type="float" office:value="-107.55" calcext:value-type="float">
            <text:p>-107.55</text:p>
          </table:table-cell>
          <table:table-cell office:value-type="float" office:value="-126.37" calcext:value-type="float">
            <text:p>-126.37</text:p>
          </table:table-cell>
          <table:table-cell office:value-type="float" office:value="-116.91" calcext:value-type="float">
            <text:p>-116.91</text:p>
          </table:table-cell>
          <table:table-cell office:value-type="float" office:value="-133.46" calcext:value-type="float">
            <text:p>-133.46</text:p>
          </table:table-cell>
          <table:table-cell office:value-type="float" office:value="-130.03" calcext:value-type="float">
            <text:p>-130.03</text:p>
          </table:table-cell>
          <table:table-cell office:value-type="float" office:value="-135.3" calcext:value-type="float">
            <text:p>-135.3</text:p>
          </table:table-cell>
          <table:table-cell office:value-type="float" office:value="-136.89" calcext:value-type="float">
            <text:p>-136.89</text:p>
          </table:table-cell>
          <table:table-cell office:value-type="float" office:value="-128.41" calcext:value-type="float">
            <text:p>-128.41</text:p>
          </table:table-cell>
          <table:table-cell office:value-type="float" office:value="-103.03" calcext:value-type="float">
            <text:p>-103.03</text:p>
          </table:table-cell>
          <table:table-cell office:value-type="float" office:value="-129.46" calcext:value-type="float">
            <text:p>-129.46</text:p>
          </table:table-cell>
          <table:table-cell office:value-type="float" office:value="-131.51" calcext:value-type="float">
            <text:p>-131.51</text:p>
          </table:table-cell>
          <table:table-cell office:value-type="float" office:value="-126.61" calcext:value-type="float">
            <text:p>-126.61</text:p>
          </table:table-cell>
          <table:table-cell office:value-type="float" office:value="-117.46" calcext:value-type="float">
            <text:p>-117.46</text:p>
          </table:table-cell>
          <table:table-cell office:value-type="float" office:value="-134.26" calcext:value-type="float">
            <text:p>-134.26</text:p>
          </table:table-cell>
          <table:table-cell office:value-type="float" office:value="-127.53" calcext:value-type="float">
            <text:p>-127.53</text:p>
          </table:table-cell>
          <table:table-cell office:value-type="float" office:value="-129.33" calcext:value-type="float">
            <text:p>-129.33</text:p>
          </table:table-cell>
          <table:table-cell office:value-type="float" office:value="-114.97" calcext:value-type="float">
            <text:p>-114.97</text:p>
          </table:table-cell>
          <table:table-cell office:value-type="float" office:value="-116.11" calcext:value-type="float">
            <text:p>-116.11</text:p>
          </table:table-cell>
          <table:table-cell office:value-type="float" office:value="-120.6" calcext:value-type="float">
            <text:p>-120.6</text:p>
          </table:table-cell>
          <table:table-cell office:value-type="float" office:value="-131.4" calcext:value-type="float">
            <text:p>-131.4</text:p>
          </table:table-cell>
          <table:table-cell office:value-type="float" office:value="-130.94" calcext:value-type="float">
            <text:p>-130.94</text:p>
          </table:table-cell>
          <table:table-cell office:value-type="float" office:value="-124.04" calcext:value-type="float">
            <text:p>-124.04</text:p>
          </table:table-cell>
          <table:table-cell office:value-type="float" office:value="-112.6" calcext:value-type="float">
            <text:p>-112.6</text:p>
          </table:table-cell>
          <table:table-cell office:value-type="float" office:value="-128.38" calcext:value-type="float">
            <text:p>-128.38</text:p>
          </table:table-cell>
          <table:table-cell office:value-type="float" office:value="-131.52" calcext:value-type="float">
            <text:p>-131.52</text:p>
          </table:table-cell>
        </table:table-row>
        <table:table-row table:style-name="ro1">
          <table:table-cell office:value-type="float" office:value="-127.87" calcext:value-type="float">
            <text:p>-127.87</text:p>
          </table:table-cell>
          <table:table-cell office:value-type="float" office:value="-118.74" calcext:value-type="float">
            <text:p>-118.74</text:p>
          </table:table-cell>
          <table:table-cell office:value-type="float" office:value="-118.25" calcext:value-type="float">
            <text:p>-118.25</text:p>
          </table:table-cell>
          <table:table-cell office:value-type="float" office:value="-121.4" calcext:value-type="float">
            <text:p>-121.4</text:p>
          </table:table-cell>
          <table:table-cell office:value-type="float" office:value="0" calcext:value-type="float">
            <text:p>0</text:p>
          </table:table-cell>
          <table:table-cell office:value-type="float" office:value="-123.58" calcext:value-type="float">
            <text:p>-123.58</text:p>
          </table:table-cell>
          <table:table-cell office:value-type="float" office:value="-132.5" calcext:value-type="float">
            <text:p>-132.5</text:p>
          </table:table-cell>
          <table:table-cell office:value-type="float" office:value="-131.09" calcext:value-type="float">
            <text:p>-131.09</text:p>
          </table:table-cell>
          <table:table-cell office:value-type="float" office:value="-135.29" calcext:value-type="float">
            <text:p>-135.29</text:p>
          </table:table-cell>
          <table:table-cell office:value-type="float" office:value="-122.57" calcext:value-type="float">
            <text:p>-122.57</text:p>
          </table:table-cell>
          <table:table-cell office:value-type="float" office:value="-128.37" calcext:value-type="float">
            <text:p>-128.37</text:p>
          </table:table-cell>
          <table:table-cell office:value-type="float" office:value="-131.01" calcext:value-type="float">
            <text:p>-131.01</text:p>
          </table:table-cell>
          <table:table-cell office:value-type="float" office:value="-128.65" calcext:value-type="float">
            <text:p>-128.65</text:p>
          </table:table-cell>
          <table:table-cell office:value-type="float" office:value="-115.3" calcext:value-type="float">
            <text:p>-115.3</text:p>
          </table:table-cell>
          <table:table-cell office:value-type="float" office:value="-129.56" calcext:value-type="float">
            <text:p>-129.56</text:p>
          </table:table-cell>
          <table:table-cell office:value-type="float" office:value="-132.57" calcext:value-type="float">
            <text:p>-132.57</text:p>
          </table:table-cell>
          <table:table-cell office:value-type="float" office:value="-130.68" calcext:value-type="float">
            <text:p>-130.68</text:p>
          </table:table-cell>
          <table:table-cell office:value-type="float" office:value="-115.36" calcext:value-type="float">
            <text:p>-115.36</text:p>
          </table:table-cell>
          <table:table-cell office:value-type="float" office:value="-131.77" calcext:value-type="float">
            <text:p>-131.77</text:p>
          </table:table-cell>
          <table:table-cell office:value-type="float" office:value="-122.59" calcext:value-type="float">
            <text:p>-122.59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-117.83" calcext:value-type="float">
            <text:p>-117.83</text:p>
          </table:table-cell>
          <table:table-cell office:value-type="float" office:value="-128.51" calcext:value-type="float">
            <text:p>-128.51</text:p>
          </table:table-cell>
          <table:table-cell office:value-type="float" office:value="-100.05" calcext:value-type="float">
            <text:p>-100.05</text:p>
          </table:table-cell>
          <table:table-cell office:value-type="float" office:value="-129.96" calcext:value-type="float">
            <text:p>-129.96</text:p>
          </table:table-cell>
          <table:table-cell office:value-type="float" office:value="-133.72" calcext:value-type="float">
            <text:p>-133.72</text:p>
          </table:table-cell>
          <table:table-cell office:value-type="float" office:value="-129.89" calcext:value-type="float">
            <text:p>-129.89</text:p>
          </table:table-cell>
          <table:table-cell office:value-type="float" office:value="-127.36" calcext:value-type="float">
            <text:p>-127.36</text:p>
          </table:table-cell>
          <table:table-cell office:value-type="float" office:value="-120.87" calcext:value-type="float">
            <text:p>-120.87</text:p>
          </table:table-cell>
          <table:table-cell office:value-type="float" office:value="-133.07" calcext:value-type="float">
            <text:p>-133.07</text:p>
          </table:table-cell>
        </table:table-row>
        <table:table-row table:style-name="ro1">
          <table:table-cell office:value-type="float" office:value="-110.01" calcext:value-type="float">
            <text:p>-110.01</text:p>
          </table:table-cell>
          <table:table-cell office:value-type="float" office:value="-130.1" calcext:value-type="float">
            <text:p>-130.1</text:p>
          </table:table-cell>
          <table:table-cell office:value-type="float" office:value="-104.37" calcext:value-type="float">
            <text:p>-104.37</text:p>
          </table:table-cell>
          <table:table-cell office:value-type="float" office:value="-107.55" calcext:value-type="float">
            <text:p>-107.55</text:p>
          </table:table-cell>
          <table:table-cell office:value-type="float" office:value="-123.58" calcext:value-type="float">
            <text:p>-123.58</text:p>
          </table:table-cell>
          <table:table-cell office:value-type="float" office:value="0" calcext:value-type="float">
            <text:p>0</text:p>
          </table:table-cell>
          <table:table-cell office:value-type="float" office:value="-119.51" calcext:value-type="float">
            <text:p>-119.51</text:p>
          </table:table-cell>
          <table:table-cell office:value-type="float" office:value="-115.51" calcext:value-type="float">
            <text:p>-115.51</text:p>
          </table:table-cell>
          <table:table-cell office:value-type="float" office:value="-129.07" calcext:value-type="float">
            <text:p>-129.07</text:p>
          </table:table-cell>
          <table:table-cell office:value-type="float" office:value="-127.78" calcext:value-type="float">
            <text:p>-127.78</text:p>
          </table:table-cell>
          <table:table-cell office:value-type="float" office:value="-133.89" calcext:value-type="float">
            <text:p>-133.89</text:p>
          </table:table-cell>
          <table:table-cell office:value-type="float" office:value="-135.41" calcext:value-type="float">
            <text:p>-135.41</text:p>
          </table:table-cell>
          <table:table-cell office:value-type="float" office:value="-123.04" calcext:value-type="float">
            <text:p>-123.04</text:p>
          </table:table-cell>
          <table:table-cell office:value-type="float" office:value="-108" calcext:value-type="float">
            <text:p>-108</text:p>
          </table:table-cell>
          <table:table-cell office:value-type="float" office:value="-124.41" calcext:value-type="float">
            <text:p>-124.41</text:p>
          </table:table-cell>
          <table:table-cell office:value-type="float" office:value="-126.72" calcext:value-type="float">
            <text:p>-126.72</text:p>
          </table:table-cell>
          <table:table-cell office:value-type="float" office:value="-119.57" calcext:value-type="float">
            <text:p>-119.57</text:p>
          </table:table-cell>
          <table:table-cell office:value-type="float" office:value="-113.08" calcext:value-type="float">
            <text:p>-113.08</text:p>
          </table:table-cell>
          <table:table-cell office:value-type="float" office:value="-131.11" calcext:value-type="float">
            <text:p>-131.11</text:p>
          </table:table-cell>
          <table:table-cell office:value-type="float" office:value="-123.99" calcext:value-type="float">
            <text:p>-123.99</text:p>
          </table:table-cell>
          <table:table-cell office:value-type="float" office:value="-125.94" calcext:value-type="float">
            <text:p>-125.94</text:p>
          </table:table-cell>
          <table:table-cell office:value-type="float" office:value="-107.97" calcext:value-type="float">
            <text:p>-107.97</text:p>
          </table:table-cell>
          <table:table-cell office:value-type="float" office:value="-104.34" calcext:value-type="float">
            <text:p>-104.34</text:p>
          </table:table-cell>
          <table:table-cell office:value-type="float" office:value="-124.58" calcext:value-type="float">
            <text:p>-124.58</text:p>
          </table:table-cell>
          <table:table-cell office:value-type="float" office:value="-127.31" calcext:value-type="float">
            <text:p>-127.31</text:p>
          </table:table-cell>
          <table:table-cell office:value-type="float" office:value="-125.72" calcext:value-type="float">
            <text:p>-125.72</text:p>
          </table:table-cell>
          <table:table-cell office:value-type="float" office:value="-115.55" calcext:value-type="float">
            <text:p>-115.55</text:p>
          </table:table-cell>
          <table:table-cell office:value-type="float" office:value="-99.171" calcext:value-type="float">
            <text:p>-99.171</text:p>
          </table:table-cell>
          <table:table-cell office:value-type="float" office:value="-125.85" calcext:value-type="float">
            <text:p>-125.85</text:p>
          </table:table-cell>
          <table:table-cell office:value-type="float" office:value="-126.63" calcext:value-type="float">
            <text:p>-126.63</text:p>
          </table:table-cell>
        </table:table-row>
        <table:table-row table:style-name="ro1">
          <table:table-cell office:value-type="float" office:value="-107.28" calcext:value-type="float">
            <text:p>-107.28</text:p>
          </table:table-cell>
          <table:table-cell office:value-type="float" office:value="-134.4" calcext:value-type="float">
            <text:p>-134.4</text:p>
          </table:table-cell>
          <table:table-cell office:value-type="float" office:value="-122.53" calcext:value-type="float">
            <text:p>-122.53</text:p>
          </table:table-cell>
          <table:table-cell office:value-type="float" office:value="-126.37" calcext:value-type="float">
            <text:p>-126.37</text:p>
          </table:table-cell>
          <table:table-cell office:value-type="float" office:value="-132.5" calcext:value-type="float">
            <text:p>-132.5</text:p>
          </table:table-cell>
          <table:table-cell office:value-type="float" office:value="-119.51" calcext:value-type="float">
            <text:p>-119.51</text:p>
          </table:table-cell>
          <table:table-cell office:value-type="float" office:value="0" calcext:value-type="float">
            <text:p>0</text:p>
          </table:table-cell>
          <table:table-cell office:value-type="float" office:value="-122.38" calcext:value-type="float">
            <text:p>-122.38</text:p>
          </table:table-cell>
          <table:table-cell office:value-type="float" office:value="-118.69" calcext:value-type="float">
            <text:p>-118.69</text:p>
          </table:table-cell>
          <table:table-cell office:value-type="float" office:value="-130.66" calcext:value-type="float">
            <text:p>-130.66</text:p>
          </table:table-cell>
          <table:table-cell office:value-type="float" office:value="-135.64" calcext:value-type="float">
            <text:p>-135.64</text:p>
          </table:table-cell>
          <table:table-cell office:value-type="float" office:value="-136.46" calcext:value-type="float">
            <text:p>-136.46</text:p>
          </table:table-cell>
          <table:table-cell office:value-type="float" office:value="-119.41" calcext:value-type="float">
            <text:p>-119.41</text:p>
          </table:table-cell>
          <table:table-cell office:value-type="float" office:value="-126.34" calcext:value-type="float">
            <text:p>-126.34</text:p>
          </table:table-cell>
          <table:table-cell office:value-type="float" office:value="-120.1" calcext:value-type="float">
            <text:p>-120.1</text:p>
          </table:table-cell>
          <table:table-cell office:value-type="float" office:value="-118.77" calcext:value-type="float">
            <text:p>-118.77</text:p>
          </table:table-cell>
          <table:table-cell office:value-type="float" office:value="-104.26" calcext:value-type="float">
            <text:p>-104.26</text:p>
          </table:table-cell>
          <table:table-cell office:value-type="float" office:value="-124.66" calcext:value-type="float">
            <text:p>-124.66</text:p>
          </table:table-cell>
          <table:table-cell office:value-type="float" office:value="-129.1" calcext:value-type="float">
            <text:p>-129.1</text:p>
          </table:table-cell>
          <table:table-cell office:value-type="float" office:value="-126.78" calcext:value-type="float">
            <text:p>-126.78</text:p>
          </table:table-cell>
          <table:table-cell office:value-type="float" office:value="-127.45" calcext:value-type="float">
            <text:p>-127.45</text:p>
          </table:table-cell>
          <table:table-cell office:value-type="float" office:value="-122.75" calcext:value-type="float">
            <text:p>-122.75</text:p>
          </table:table-cell>
          <table:table-cell office:value-type="float" office:value="-113.26" calcext:value-type="float">
            <text:p>-113.26</text:p>
          </table:table-cell>
          <table:table-cell office:value-type="float" office:value="-133.74" calcext:value-type="float">
            <text:p>-133.74</text:p>
          </table:table-cell>
          <table:table-cell office:value-type="float" office:value="-124.59" calcext:value-type="float">
            <text:p>-124.59</text:p>
          </table:table-cell>
          <table:table-cell office:value-type="float" office:value="-111.83" calcext:value-type="float">
            <text:p>-111.83</text:p>
          </table:table-cell>
          <table:table-cell office:value-type="float" office:value="-99.399" calcext:value-type="float">
            <text:p>-99.399</text:p>
          </table:table-cell>
          <table:table-cell office:value-type="float" office:value="-116.57" calcext:value-type="float">
            <text:p>-116.57</text:p>
          </table:table-cell>
          <table:table-cell office:value-type="float" office:value="-129.4" calcext:value-type="float">
            <text:p>-129.4</text:p>
          </table:table-cell>
          <table:table-cell office:value-type="float" office:value="-117.24" calcext:value-type="float">
            <text:p>-117.24</text:p>
          </table:table-cell>
        </table:table-row>
        <table:table-row table:style-name="ro1">
          <table:table-cell office:value-type="float" office:value="-120.65" calcext:value-type="float">
            <text:p>-120.65</text:p>
          </table:table-cell>
          <table:table-cell office:value-type="float" office:value="-136.28" calcext:value-type="float">
            <text:p>-136.28</text:p>
          </table:table-cell>
          <table:table-cell office:value-type="float" office:value="-122.82" calcext:value-type="float">
            <text:p>-122.82</text:p>
          </table:table-cell>
          <table:table-cell office:value-type="float" office:value="-116.91" calcext:value-type="float">
            <text:p>-116.91</text:p>
          </table:table-cell>
          <table:table-cell office:value-type="float" office:value="-131.09" calcext:value-type="float">
            <text:p>-131.09</text:p>
          </table:table-cell>
          <table:table-cell office:value-type="float" office:value="-115.51" calcext:value-type="float">
            <text:p>-115.51</text:p>
          </table:table-cell>
          <table:table-cell office:value-type="float" office:value="-122.38" calcext:value-type="float">
            <text:p>-122.38</text:p>
          </table:table-cell>
          <table:table-cell office:value-type="float" office:value="0" calcext:value-type="float">
            <text:p>0</text:p>
          </table:table-cell>
          <table:table-cell office:value-type="float" office:value="-132.56" calcext:value-type="float">
            <text:p>-132.56</text:p>
          </table:table-cell>
          <table:table-cell office:value-type="float" office:value="-134.7" calcext:value-type="float">
            <text:p>-134.7</text:p>
          </table:table-cell>
          <table:table-cell office:value-type="float" office:value="-139.04" calcext:value-type="float">
            <text:p>-139.04</text:p>
          </table:table-cell>
          <table:table-cell office:value-type="float" office:value="-140.15" calcext:value-type="float">
            <text:p>-140.15</text:p>
          </table:table-cell>
          <table:table-cell office:value-type="float" office:value="-130.3" calcext:value-type="float">
            <text:p>-130.3</text:p>
          </table:table-cell>
          <table:table-cell office:value-type="float" office:value="-122.18" calcext:value-type="float">
            <text:p>-122.18</text:p>
          </table:table-cell>
          <table:table-cell office:value-type="float" office:value="-131.08" calcext:value-type="float">
            <text:p>-131.08</text:p>
          </table:table-cell>
          <table:table-cell office:value-type="float" office:value="-131.8" calcext:value-type="float">
            <text:p>-131.8</text:p>
          </table:table-cell>
          <table:table-cell office:value-type="float" office:value="-125.77" calcext:value-type="float">
            <text:p>-125.77</text:p>
          </table:table-cell>
          <table:table-cell office:value-type="float" office:value="-126.36" calcext:value-type="float">
            <text:p>-126.36</text:p>
          </table:table-cell>
          <table:table-cell office:value-type="float" office:value="-136.34" calcext:value-type="float">
            <text:p>-136.34</text:p>
          </table:table-cell>
          <table:table-cell office:value-type="float" office:value="-132.12" calcext:value-type="float">
            <text:p>-132.12</text:p>
          </table:table-cell>
          <table:table-cell office:value-type="float" office:value="-133.28" calcext:value-type="float">
            <text:p>-133.28</text:p>
          </table:table-cell>
          <table:table-cell office:value-type="float" office:value="-124.18" calcext:value-type="float">
            <text:p>-124.18</text:p>
          </table:table-cell>
          <table:table-cell office:value-type="float" office:value="-110.4" calcext:value-type="float">
            <text:p>-110.4</text:p>
          </table:table-cell>
          <table:table-cell office:value-type="float" office:value="-130.89" calcext:value-type="float">
            <text:p>-130.89</text:p>
          </table:table-cell>
          <table:table-cell office:value-type="float" office:value="-133.44" calcext:value-type="float">
            <text:p>-133.44</text:p>
          </table:table-cell>
          <table:table-cell office:value-type="float" office:value="-129.72" calcext:value-type="float">
            <text:p>-129.72</text:p>
          </table:table-cell>
          <table:table-cell office:value-type="float" office:value="-122.51" calcext:value-type="float">
            <text:p>-122.51</text:p>
          </table:table-cell>
          <table:table-cell office:value-type="float" office:value="-108.99" calcext:value-type="float">
            <text:p>-108.99</text:p>
          </table:table-cell>
          <table:table-cell office:value-type="float" office:value="-133.44" calcext:value-type="float">
            <text:p>-133.44</text:p>
          </table:table-cell>
          <table:table-cell office:value-type="float" office:value="-131.38" calcext:value-type="float">
            <text:p>-131.38</text:p>
          </table:table-cell>
        </table:table-row>
        <table:table-row table:style-name="ro1">
          <table:table-cell office:value-type="float" office:value="-122.11" calcext:value-type="float">
            <text:p>-122.11</text:p>
          </table:table-cell>
          <table:table-cell office:value-type="float" office:value="-134.27" calcext:value-type="float">
            <text:p>-134.27</text:p>
          </table:table-cell>
          <table:table-cell office:value-type="float" office:value="-128.84" calcext:value-type="float">
            <text:p>-128.84</text:p>
          </table:table-cell>
          <table:table-cell office:value-type="float" office:value="-133.46" calcext:value-type="float">
            <text:p>-133.46</text:p>
          </table:table-cell>
          <table:table-cell office:value-type="float" office:value="-135.29" calcext:value-type="float">
            <text:p>-135.29</text:p>
          </table:table-cell>
          <table:table-cell office:value-type="float" office:value="-129.07" calcext:value-type="float">
            <text:p>-129.07</text:p>
          </table:table-cell>
          <table:table-cell office:value-type="float" office:value="-118.69" calcext:value-type="float">
            <text:p>-118.69</text:p>
          </table:table-cell>
          <table:table-cell office:value-type="float" office:value="-132.56" calcext:value-type="float">
            <text:p>-132.56</text:p>
          </table:table-cell>
          <table:table-cell office:value-type="float" office:value="0" calcext:value-type="float">
            <text:p>0</text:p>
          </table:table-cell>
          <table:table-cell office:value-type="float" office:value="-129.36" calcext:value-type="float">
            <text:p>-129.36</text:p>
          </table:table-cell>
          <table:table-cell office:value-type="float" office:value="-133.36" calcext:value-type="float">
            <text:p>-133.36</text:p>
          </table:table-cell>
          <table:table-cell office:value-type="float" office:value="-133.55" calcext:value-type="float">
            <text:p>-133.55</text:p>
          </table:table-cell>
          <table:table-cell office:value-type="float" office:value="-115.89" calcext:value-type="float">
            <text:p>-115.89</text:p>
          </table:table-cell>
          <table:table-cell office:value-type="float" office:value="-132.3" calcext:value-type="float">
            <text:p>-132.3</text:p>
          </table:table-cell>
          <table:table-cell office:value-type="float" office:value="-114.38" calcext:value-type="float">
            <text:p>-114.38</text:p>
          </table:table-cell>
          <table:table-cell office:value-type="float" office:value="-103.31" calcext:value-type="float">
            <text:p>-103.31</text:p>
          </table:table-cell>
          <table:table-cell office:value-type="float" office:value="-114.12" calcext:value-type="float">
            <text:p>-114.12</text:p>
          </table:table-cell>
          <table:table-cell office:value-type="float" office:value="-128.91" calcext:value-type="float">
            <text:p>-128.91</text:p>
          </table:table-cell>
          <table:table-cell office:value-type="float" office:value="-122.03" calcext:value-type="float">
            <text:p>-122.03</text:p>
          </table:table-cell>
          <table:table-cell office:value-type="float" office:value="-126" calcext:value-type="float">
            <text:p>-126</text:p>
          </table:table-cell>
          <table:table-cell office:value-type="float" office:value="-125.34" calcext:value-type="float">
            <text:p>-125.34</text:p>
          </table:table-cell>
          <table:table-cell office:value-type="float" office:value="-128.36" calcext:value-type="float">
            <text:p>-128.36</text:p>
          </table:table-cell>
          <table:table-cell office:value-type="float" office:value="-127.42" calcext:value-type="float">
            <text:p>-127.42</text:p>
          </table:table-cell>
          <table:table-cell office:value-type="float" office:value="-136.94" calcext:value-type="float">
            <text:p>-136.94</text:p>
          </table:table-cell>
          <table:table-cell office:value-type="float" office:value="-117.74" calcext:value-type="float">
            <text:p>-117.74</text:p>
          </table:table-cell>
          <table:table-cell office:value-type="float" office:value="-99.767" calcext:value-type="float">
            <text:p>-99.767</text:p>
          </table:table-cell>
          <table:table-cell office:value-type="float" office:value="-118.91" calcext:value-type="float">
            <text:p>-118.91</text:p>
          </table:table-cell>
          <table:table-cell office:value-type="float" office:value="-128.73" calcext:value-type="float">
            <text:p>-128.73</text:p>
          </table:table-cell>
          <table:table-cell office:value-type="float" office:value="-128.77" calcext:value-type="float">
            <text:p>-128.77</text:p>
          </table:table-cell>
          <table:table-cell office:value-type="float" office:value="-98.789" calcext:value-type="float">
            <text:p>-98.789</text:p>
          </table:table-cell>
        </table:table-row>
        <table:table-row table:style-name="ro1">
          <table:table-cell office:value-type="float" office:value="-126.78" calcext:value-type="float">
            <text:p>-126.78</text:p>
          </table:table-cell>
          <table:table-cell office:value-type="float" office:value="-110.34" calcext:value-type="float">
            <text:p>-110.34</text:p>
          </table:table-cell>
          <table:table-cell office:value-type="float" office:value="-122.88" calcext:value-type="float">
            <text:p>-122.88</text:p>
          </table:table-cell>
          <table:table-cell office:value-type="float" office:value="-130.03" calcext:value-type="float">
            <text:p>-130.03</text:p>
          </table:table-cell>
          <table:table-cell office:value-type="float" office:value="-122.57" calcext:value-type="float">
            <text:p>-122.57</text:p>
          </table:table-cell>
          <table:table-cell office:value-type="float" office:value="-127.78" calcext:value-type="float">
            <text:p>-127.78</text:p>
          </table:table-cell>
          <table:table-cell office:value-type="float" office:value="-130.66" calcext:value-type="float">
            <text:p>-130.66</text:p>
          </table:table-cell>
          <table:table-cell office:value-type="float" office:value="-134.7" calcext:value-type="float">
            <text:p>-134.7</text:p>
          </table:table-cell>
          <table:table-cell office:value-type="float" office:value="-129.36" calcext:value-type="float">
            <text:p>-129.36</text:p>
          </table:table-cell>
          <table:table-cell office:value-type="float" office:value="0" calcext:value-type="float">
            <text:p>0</text:p>
          </table:table-cell>
          <table:table-cell office:value-type="float" office:value="-112.85" calcext:value-type="float">
            <text:p>-112.85</text:p>
          </table:table-cell>
          <table:table-cell office:value-type="float" office:value="-117.53" calcext:value-type="float">
            <text:p>-117.53</text:p>
          </table:table-cell>
          <table:table-cell office:value-type="float" office:value="-119.53" calcext:value-type="float">
            <text:p>-119.53</text:p>
          </table:table-cell>
          <table:table-cell office:value-type="float" office:value="-126.06" calcext:value-type="float">
            <text:p>-126.06</text:p>
          </table:table-cell>
          <table:table-cell office:value-type="float" office:value="-120.11" calcext:value-type="float">
            <text:p>-120.11</text:p>
          </table:table-cell>
          <table:table-cell office:value-type="float" office:value="-124.99" calcext:value-type="float">
            <text:p>-124.99</text:p>
          </table:table-cell>
          <table:table-cell office:value-type="float" office:value="-126.75" calcext:value-type="float">
            <text:p>-126.75</text:p>
          </table:table-cell>
          <table:table-cell office:value-type="float" office:value="-118.66" calcext:value-type="float">
            <text:p>-118.66</text:p>
          </table:table-cell>
          <table:table-cell office:value-type="float" office:value="-117.86" calcext:value-type="float">
            <text:p>-117.86</text:p>
          </table:table-cell>
          <table:table-cell office:value-type="float" office:value="-102.73" calcext:value-type="float">
            <text:p>-102.73</text:p>
          </table:table-cell>
          <table:table-cell office:value-type="float" office:value="-102.02" calcext:value-type="float">
            <text:p>-102.02</text:p>
          </table:table-cell>
          <table:table-cell office:value-type="float" office:value="-121.27" calcext:value-type="float">
            <text:p>-121.27</text:p>
          </table:table-cell>
          <table:table-cell office:value-type="float" office:value="-130.48" calcext:value-type="float">
            <text:p>-130.48</text:p>
          </table:table-cell>
          <table:table-cell office:value-type="float" office:value="-126.77" calcext:value-type="float">
            <text:p>-126.77</text:p>
          </table:table-cell>
          <table:table-cell office:value-type="float" office:value="-117.37" calcext:value-type="float">
            <text:p>-117.37</text:p>
          </table:table-cell>
          <table:table-cell office:value-type="float" office:value="-128.62" calcext:value-type="float">
            <text:p>-128.62</text:p>
          </table:table-cell>
          <table:table-cell office:value-type="float" office:value="-127.67" calcext:value-type="float">
            <text:p>-127.67</text:p>
          </table:table-cell>
          <table:table-cell office:value-type="float" office:value="-130.33" calcext:value-type="float">
            <text:p>-130.33</text:p>
          </table:table-cell>
          <table:table-cell office:value-type="float" office:value="-88.685" calcext:value-type="float">
            <text:p>-88.685</text:p>
          </table:table-cell>
          <table:table-cell office:value-type="float" office:value="-126.26" calcext:value-type="float">
            <text:p>-126.26</text:p>
          </table:table-cell>
        </table:table-row>
        <table:table-row table:style-name="ro1">
          <table:table-cell office:value-type="float" office:value="-133.09" calcext:value-type="float">
            <text:p>-133.09</text:p>
          </table:table-cell>
          <table:table-cell office:value-type="float" office:value="-114.23" calcext:value-type="float">
            <text:p>-114.23</text:p>
          </table:table-cell>
          <table:table-cell office:value-type="float" office:value="-130.54" calcext:value-type="float">
            <text:p>-130.54</text:p>
          </table:table-cell>
          <table:table-cell office:value-type="float" office:value="-135.3" calcext:value-type="float">
            <text:p>-135.3</text:p>
          </table:table-cell>
          <table:table-cell office:value-type="float" office:value="-128.37" calcext:value-type="float">
            <text:p>-128.37</text:p>
          </table:table-cell>
          <table:table-cell office:value-type="float" office:value="-133.89" calcext:value-type="float">
            <text:p>-133.89</text:p>
          </table:table-cell>
          <table:table-cell office:value-type="float" office:value="-135.64" calcext:value-type="float">
            <text:p>-135.64</text:p>
          </table:table-cell>
          <table:table-cell office:value-type="float" office:value="-139.04" calcext:value-type="float">
            <text:p>-139.04</text:p>
          </table:table-cell>
          <table:table-cell office:value-type="float" office:value="-133.36" calcext:value-type="float">
            <text:p>-133.36</text:p>
          </table:table-cell>
          <table:table-cell office:value-type="float" office:value="-112.85" calcext:value-type="float">
            <text:p>-112.85</text:p>
          </table:table-cell>
          <table:table-cell office:value-type="float" office:value="0" calcext:value-type="float">
            <text:p>0</text:p>
          </table:table-cell>
          <table:table-cell office:value-type="float" office:value="-97.186" calcext:value-type="float">
            <text:p>-97.186</text:p>
          </table:table-cell>
          <table:table-cell office:value-type="float" office:value="-127.31" calcext:value-type="float">
            <text:p>-127.31</text:p>
          </table:table-cell>
          <table:table-cell office:value-type="float" office:value="-132.38" calcext:value-type="float">
            <text:p>-132.38</text:p>
          </table:table-cell>
          <table:table-cell office:value-type="float" office:value="-127.32" calcext:value-type="float">
            <text:p>-127.32</text:p>
          </table:table-cell>
          <table:table-cell office:value-type="float" office:value="-130.21" calcext:value-type="float">
            <text:p>-130.21</text:p>
          </table:table-cell>
          <table:table-cell office:value-type="float" office:value="-132.64" calcext:value-type="float">
            <text:p>-132.64</text:p>
          </table:table-cell>
          <table:table-cell office:value-type="float" office:value="-127.88" calcext:value-type="float">
            <text:p>-127.88</text:p>
          </table:table-cell>
          <table:table-cell office:value-type="float" office:value="-121.5" calcext:value-type="float">
            <text:p>-121.5</text:p>
          </table:table-cell>
          <table:table-cell office:value-type="float" office:value="-120.2" calcext:value-type="float">
            <text:p>-120.2</text:p>
          </table:table-cell>
          <table:table-cell office:value-type="float" office:value="-118.65" calcext:value-type="float">
            <text:p>-118.65</text:p>
          </table:table-cell>
          <table:table-cell office:value-type="float" office:value="-129.54" calcext:value-type="float">
            <text:p>-129.54</text:p>
          </table:table-cell>
          <table:table-cell office:value-type="float" office:value="-135.84" calcext:value-type="float">
            <text:p>-135.84</text:p>
          </table:table-cell>
          <table:table-cell office:value-type="float" office:value="-131.36" calcext:value-type="float">
            <text:p>-131.36</text:p>
          </table:table-cell>
          <table:table-cell office:value-type="float" office:value="-124.37" calcext:value-type="float">
            <text:p>-124.37</text:p>
          </table:table-cell>
          <table:table-cell office:value-type="float" office:value="-133.38" calcext:value-type="float">
            <text:p>-133.38</text:p>
          </table:table-cell>
          <table:table-cell office:value-type="float" office:value="-133.54" calcext:value-type="float">
            <text:p>-133.54</text:p>
          </table:table-cell>
          <table:table-cell office:value-type="float" office:value="-135.74" calcext:value-type="float">
            <text:p>-135.74</text:p>
          </table:table-cell>
          <table:table-cell office:value-type="float" office:value="-116.66" calcext:value-type="float">
            <text:p>-116.66</text:p>
          </table:table-cell>
          <table:table-cell office:value-type="float" office:value="-131.26" calcext:value-type="float">
            <text:p>-131.26</text:p>
          </table:table-cell>
        </table:table-row>
        <table:table-row table:style-name="ro1">
          <table:table-cell office:value-type="float" office:value="-134.31" calcext:value-type="float">
            <text:p>-134.31</text:p>
          </table:table-cell>
          <table:table-cell office:value-type="float" office:value="-119.76" calcext:value-type="float">
            <text:p>-119.76</text:p>
          </table:table-cell>
          <table:table-cell office:value-type="float" office:value="-132.45" calcext:value-type="float">
            <text:p>-132.45</text:p>
          </table:table-cell>
          <table:table-cell office:value-type="float" office:value="-136.89" calcext:value-type="float">
            <text:p>-136.89</text:p>
          </table:table-cell>
          <table:table-cell office:value-type="float" office:value="-131.01" calcext:value-type="float">
            <text:p>-131.01</text:p>
          </table:table-cell>
          <table:table-cell office:value-type="float" office:value="-135.41" calcext:value-type="float">
            <text:p>-135.41</text:p>
          </table:table-cell>
          <table:table-cell office:value-type="float" office:value="-136.46" calcext:value-type="float">
            <text:p>-136.46</text:p>
          </table:table-cell>
          <table:table-cell office:value-type="float" office:value="-140.15" calcext:value-type="float">
            <text:p>-140.15</text:p>
          </table:table-cell>
          <table:table-cell office:value-type="float" office:value="-133.55" calcext:value-type="float">
            <text:p>-133.55</text:p>
          </table:table-cell>
          <table:table-cell office:value-type="float" office:value="-117.53" calcext:value-type="float">
            <text:p>-117.53</text:p>
          </table:table-cell>
          <table:table-cell office:value-type="float" office:value="-97.186" calcext:value-type="float">
            <text:p>-97.186</text:p>
          </table:table-cell>
          <table:table-cell office:value-type="float" office:value="0" calcext:value-type="float">
            <text:p>0</text:p>
          </table:table-cell>
          <table:table-cell office:value-type="float" office:value="-128.38" calcext:value-type="float">
            <text:p>-128.38</text:p>
          </table:table-cell>
          <table:table-cell office:value-type="float" office:value="-134.28" calcext:value-type="float">
            <text:p>-134.28</text:p>
          </table:table-cell>
          <table:table-cell office:value-type="float" office:value="-128.21" calcext:value-type="float">
            <text:p>-128.21</text:p>
          </table:table-cell>
          <table:table-cell office:value-type="float" office:value="-130.64" calcext:value-type="float">
            <text:p>-130.64</text:p>
          </table:table-cell>
          <table:table-cell office:value-type="float" office:value="-133.54" calcext:value-type="float">
            <text:p>-133.54</text:p>
          </table:table-cell>
          <table:table-cell office:value-type="float" office:value="-130.14" calcext:value-type="float">
            <text:p>-130.14</text:p>
          </table:table-cell>
          <table:table-cell office:value-type="float" office:value="-121.15" calcext:value-type="float">
            <text:p>-121.15</text:p>
          </table:table-cell>
          <table:table-cell office:value-type="float" office:value="-122.92" calcext:value-type="float">
            <text:p>-122.92</text:p>
          </table:table-cell>
          <table:table-cell office:value-type="float" office:value="-121.12" calcext:value-type="float">
            <text:p>-121.12</text:p>
          </table:table-cell>
          <table:table-cell office:value-type="float" office:value="-131.54" calcext:value-type="float">
            <text:p>-131.54</text:p>
          </table:table-cell>
          <table:table-cell office:value-type="float" office:value="-137.04" calcext:value-type="float">
            <text:p>-137.04</text:p>
          </table:table-cell>
          <table:table-cell office:value-type="float" office:value="-133.62" calcext:value-type="float">
            <text:p>-133.62</text:p>
          </table:table-cell>
          <table:table-cell office:value-type="float" office:value="-125.05" calcext:value-type="float">
            <text:p>-125.05</text:p>
          </table:table-cell>
          <table:table-cell office:value-type="float" office:value="-133.86" calcext:value-type="float">
            <text:p>-133.86</text:p>
          </table:table-cell>
          <table:table-cell office:value-type="float" office:value="-134.57" calcext:value-type="float">
            <text:p>-134.57</text:p>
          </table:table-cell>
          <table:table-cell office:value-type="float" office:value="-137.02" calcext:value-type="float">
            <text:p>-137.02</text:p>
          </table:table-cell>
          <table:table-cell office:value-type="float" office:value="-120.55" calcext:value-type="float">
            <text:p>-120.55</text:p>
          </table:table-cell>
          <table:table-cell office:value-type="float" office:value="-131.68" calcext:value-type="float">
            <text:p>-131.68</text:p>
          </table:table-cell>
        </table:table-row>
        <table:table-row table:style-name="ro1">
          <table:table-cell office:value-type="float" office:value="-115.59" calcext:value-type="float">
            <text:p>-115.59</text:p>
          </table:table-cell>
          <table:table-cell office:value-type="float" office:value="-127.13" calcext:value-type="float">
            <text:p>-127.13</text:p>
          </table:table-cell>
          <table:table-cell office:value-type="float" office:value="-120.22" calcext:value-type="float">
            <text:p>-120.22</text:p>
          </table:table-cell>
          <table:table-cell office:value-type="float" office:value="-128.41" calcext:value-type="float">
            <text:p>-128.41</text:p>
          </table:table-cell>
          <table:table-cell office:value-type="float" office:value="-128.65" calcext:value-type="float">
            <text:p>-128.65</text:p>
          </table:table-cell>
          <table:table-cell office:value-type="float" office:value="-123.04" calcext:value-type="float">
            <text:p>-123.04</text:p>
          </table:table-cell>
          <table:table-cell office:value-type="float" office:value="-119.41" calcext:value-type="float">
            <text:p>-119.41</text:p>
          </table:table-cell>
          <table:table-cell office:value-type="float" office:value="-130.3" calcext:value-type="float">
            <text:p>-130.3</text:p>
          </table:table-cell>
          <table:table-cell office:value-type="float" office:value="-115.89" calcext:value-type="float">
            <text:p>-115.89</text:p>
          </table:table-cell>
          <table:table-cell office:value-type="float" office:value="-119.53" calcext:value-type="float">
            <text:p>-119.53</text:p>
          </table:table-cell>
          <table:table-cell office:value-type="float" office:value="-127.31" calcext:value-type="float">
            <text:p>-127.31</text:p>
          </table:table-cell>
          <table:table-cell office:value-type="float" office:value="-128.38" calcext:value-type="float">
            <text:p>-128.38</text:p>
          </table:table-cell>
          <table:table-cell office:value-type="float" office:value="0" calcext:value-type="float">
            <text:p>0</text:p>
          </table:table-cell>
          <table:table-cell office:value-type="float" office:value="-125.69" calcext:value-type="float">
            <text:p>-125.69</text:p>
          </table:table-cell>
          <table:table-cell office:value-type="float" office:value="-80.407" calcext:value-type="float">
            <text:p>-80.407</text:p>
          </table:table-cell>
          <table:table-cell office:value-type="float" office:value="-104.92" calcext:value-type="float">
            <text:p>-104.92</text:p>
          </table:table-cell>
          <table:table-cell office:value-type="float" office:value="-110.02" calcext:value-type="float">
            <text:p>-110.02</text:p>
          </table:table-cell>
          <table:table-cell office:value-type="float" office:value="-118.95" calcext:value-type="float">
            <text:p>-118.95</text:p>
          </table:table-cell>
          <table:table-cell office:value-type="float" office:value="-115.23" calcext:value-type="float">
            <text:p>-115.23</text:p>
          </table:table-cell>
          <table:table-cell office:value-type="float" office:value="-112.16" calcext:value-type="float">
            <text:p>-112.16</text:p>
          </table:table-cell>
          <table:table-cell office:value-type="float" office:value="-111.81" calcext:value-type="float">
            <text:p>-111.81</text:p>
          </table:table-cell>
          <table:table-cell office:value-type="float" office:value="-118.9" calcext:value-type="float">
            <text:p>-118.9</text:p>
          </table:table-cell>
          <table:table-cell office:value-type="float" office:value="-123.66" calcext:value-type="float">
            <text:p>-123.66</text:p>
          </table:table-cell>
          <table:table-cell office:value-type="float" office:value="-131.2" calcext:value-type="float">
            <text:p>-131.2</text:p>
          </table:table-cell>
          <table:table-cell office:value-type="float" office:value="-102.37" calcext:value-type="float">
            <text:p>-102.37</text:p>
          </table:table-cell>
          <table:table-cell office:value-type="float" office:value="-113.04" calcext:value-type="float">
            <text:p>-113.04</text:p>
          </table:table-cell>
          <table:table-cell office:value-type="float" office:value="-114.57" calcext:value-type="float">
            <text:p>-114.57</text:p>
          </table:table-cell>
          <table:table-cell office:value-type="float" office:value="-124.5" calcext:value-type="float">
            <text:p>-124.5</text:p>
          </table:table-cell>
          <table:table-cell office:value-type="float" office:value="-117.95" calcext:value-type="float">
            <text:p>-117.95</text:p>
          </table:table-cell>
          <table:table-cell office:value-type="float" office:value="-107.77" calcext:value-type="float">
            <text:p>-107.77</text:p>
          </table:table-cell>
        </table:table-row>
        <table:table-row table:style-name="ro1">
          <table:table-cell office:value-type="float" office:value="-119.68" calcext:value-type="float">
            <text:p>-119.68</text:p>
          </table:table-cell>
          <table:table-cell office:value-type="float" office:value="-126.84" calcext:value-type="float">
            <text:p>-126.84</text:p>
          </table:table-cell>
          <table:table-cell office:value-type="float" office:value="-103.01" calcext:value-type="float">
            <text:p>-103.01</text:p>
          </table:table-cell>
          <table:table-cell office:value-type="float" office:value="-103.03" calcext:value-type="float">
            <text:p>-103.03</text:p>
          </table:table-cell>
          <table:table-cell office:value-type="float" office:value="-115.3" calcext:value-type="float">
            <text:p>-115.3</text:p>
          </table:table-cell>
          <table:table-cell office:value-type="float" office:value="-108" calcext:value-type="float">
            <text:p>-108</text:p>
          </table:table-cell>
          <table:table-cell office:value-type="float" office:value="-126.34" calcext:value-type="float">
            <text:p>-126.34</text:p>
          </table:table-cell>
          <table:table-cell office:value-type="float" office:value="-122.18" calcext:value-type="float">
            <text:p>-122.18</text:p>
          </table:table-cell>
          <table:table-cell office:value-type="float" office:value="-132.3" calcext:value-type="float">
            <text:p>-132.3</text:p>
          </table:table-cell>
          <table:table-cell office:value-type="float" office:value="-126.06" calcext:value-type="float">
            <text:p>-126.06</text:p>
          </table:table-cell>
          <table:table-cell office:value-type="float" office:value="-132.38" calcext:value-type="float">
            <text:p>-132.38</text:p>
          </table:table-cell>
          <table:table-cell office:value-type="float" office:value="-134.28" calcext:value-type="float">
            <text:p>-134.28</text:p>
          </table:table-cell>
          <table:table-cell office:value-type="float" office:value="-125.69" calcext:value-type="float">
            <text:p>-125.69</text:p>
          </table:table-cell>
          <table:table-cell office:value-type="float" office:value="0" calcext:value-type="float">
            <text:p>0</text:p>
          </table:table-cell>
          <table:table-cell office:value-type="float" office:value="-126.92" calcext:value-type="float">
            <text:p>-126.92</text:p>
          </table:table-cell>
          <table:table-cell office:value-type="float" office:value="-129.72" calcext:value-type="float">
            <text:p>-129.72</text:p>
          </table:table-cell>
          <table:table-cell office:value-type="float" office:value="-125.27" calcext:value-type="float">
            <text:p>-125.27</text:p>
          </table:table-cell>
          <table:table-cell office:value-type="float" office:value="-108.68" calcext:value-type="float">
            <text:p>-108.68</text:p>
          </table:table-cell>
          <table:table-cell office:value-type="float" office:value="-131.8" calcext:value-type="float">
            <text:p>-131.8</text:p>
          </table:table-cell>
          <table:table-cell office:value-type="float" office:value="-123.24" calcext:value-type="float">
            <text:p>-123.24</text:p>
          </table:table-cell>
          <table:table-cell office:value-type="float" office:value="-125.56" calcext:value-type="float">
            <text:p>-125.56</text:p>
          </table:table-cell>
          <table:table-cell office:value-type="float" office:value="-106.23" calcext:value-type="float">
            <text:p>-106.23</text:p>
          </table:table-cell>
          <table:table-cell office:value-type="float" office:value="-118.26" calcext:value-type="float">
            <text:p>-118.26</text:p>
          </table:table-cell>
          <table:table-cell office:value-type="float" office:value="-116.15" calcext:value-type="float">
            <text:p>-116.15</text:p>
          </table:table-cell>
          <table:table-cell office:value-type="float" office:value="-128.74" calcext:value-type="float">
            <text:p>-128.74</text:p>
          </table:table-cell>
          <table:table-cell office:value-type="float" office:value="-129.82" calcext:value-type="float">
            <text:p>-129.82</text:p>
          </table:table-cell>
          <table:table-cell office:value-type="float" office:value="-123.13" calcext:value-type="float">
            <text:p>-123.13</text:p>
          </table:table-cell>
          <table:table-cell office:value-type="float" office:value="-115.76" calcext:value-type="float">
            <text:p>-115.76</text:p>
          </table:table-cell>
          <table:table-cell office:value-type="float" office:value="-123.98" calcext:value-type="float">
            <text:p>-123.98</text:p>
          </table:table-cell>
          <table:table-cell office:value-type="float" office:value="-129.93" calcext:value-type="float">
            <text:p>-129.93</text:p>
          </table:table-cell>
        </table:table-row>
        <table:table-row table:style-name="ro1">
          <table:table-cell office:value-type="float" office:value="-117.3" calcext:value-type="float">
            <text:p>-117.3</text:p>
          </table:table-cell>
          <table:table-cell office:value-type="float" office:value="-127.67" calcext:value-type="float">
            <text:p>-127.67</text:p>
          </table:table-cell>
          <table:table-cell office:value-type="float" office:value="-121.89" calcext:value-type="float">
            <text:p>-121.89</text:p>
          </table:table-cell>
          <table:table-cell office:value-type="float" office:value="-129.46" calcext:value-type="float">
            <text:p>-129.46</text:p>
          </table:table-cell>
          <table:table-cell office:value-type="float" office:value="-129.56" calcext:value-type="float">
            <text:p>-129.56</text:p>
          </table:table-cell>
          <table:table-cell office:value-type="float" office:value="-124.41" calcext:value-type="float">
            <text:p>-124.41</text:p>
          </table:table-cell>
          <table:table-cell office:value-type="float" office:value="-120.1" calcext:value-type="float">
            <text:p>-120.1</text:p>
          </table:table-cell>
          <table:table-cell office:value-type="float" office:value="-131.08" calcext:value-type="float">
            <text:p>-131.08</text:p>
          </table:table-cell>
          <table:table-cell office:value-type="float" office:value="-114.38" calcext:value-type="float">
            <text:p>-114.38</text:p>
          </table:table-cell>
          <table:table-cell office:value-type="float" office:value="-120.11" calcext:value-type="float">
            <text:p>-120.11</text:p>
          </table:table-cell>
          <table:table-cell office:value-type="float" office:value="-127.32" calcext:value-type="float">
            <text:p>-127.32</text:p>
          </table:table-cell>
          <table:table-cell office:value-type="float" office:value="-128.21" calcext:value-type="float">
            <text:p>-128.21</text:p>
          </table:table-cell>
          <table:table-cell office:value-type="float" office:value="-80.407" calcext:value-type="float">
            <text:p>-80.407</text:p>
          </table:table-cell>
          <table:table-cell office:value-type="float" office:value="-126.92" calcext:value-type="float">
            <text:p>-126.92</text:p>
          </table:table-cell>
          <table:table-cell office:value-type="float" office:value="0" calcext:value-type="float">
            <text:p>0</text:p>
          </table:table-cell>
          <table:table-cell office:value-type="float" office:value="-101.45" calcext:value-type="float">
            <text:p>-101.45</text:p>
          </table:table-cell>
          <table:table-cell office:value-type="float" office:value="-111.19" calcext:value-type="float">
            <text:p>-111.19</text:p>
          </table:table-cell>
          <table:table-cell office:value-type="float" office:value="-120.68" calcext:value-type="float">
            <text:p>-120.68</text:p>
          </table:table-cell>
          <table:table-cell office:value-type="float" office:value="-113.63" calcext:value-type="float">
            <text:p>-113.63</text:p>
          </table:table-cell>
          <table:table-cell office:value-type="float" office:value="-113.54" calcext:value-type="float">
            <text:p>-113.54</text:p>
          </table:table-cell>
          <table:table-cell office:value-type="float" office:value="-112.56" calcext:value-type="float">
            <text:p>-112.56</text:p>
          </table:table-cell>
          <table:table-cell office:value-type="float" office:value="-120.69" calcext:value-type="float">
            <text:p>-120.69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-132.04" calcext:value-type="float">
            <text:p>-132.04</text:p>
          </table:table-cell>
          <table:table-cell office:value-type="float" office:value="-98.994" calcext:value-type="float">
            <text:p>-98.994</text:p>
          </table:table-cell>
          <table:table-cell office:value-type="float" office:value="-112.29" calcext:value-type="float">
            <text:p>-112.29</text:p>
          </table:table-cell>
          <table:table-cell office:value-type="float" office:value="-115.95" calcext:value-type="float">
            <text:p>-115.95</text:p>
          </table:table-cell>
          <table:table-cell office:value-type="float" office:value="-125.65" calcext:value-type="float">
            <text:p>-125.65</text:p>
          </table:table-cell>
          <table:table-cell office:value-type="float" office:value="-118.85" calcext:value-type="float">
            <text:p>-118.85</text:p>
          </table:table-cell>
          <table:table-cell office:value-type="float" office:value="-105.45" calcext:value-type="float">
            <text:p>-105.45</text:p>
          </table:table-cell>
        </table:table-row>
        <table:table-row table:style-name="ro1">
          <table:table-cell office:value-type="float" office:value="-119.23" calcext:value-type="float">
            <text:p>-119.23</text:p>
          </table:table-cell>
          <table:table-cell office:value-type="float" office:value="-131.07" calcext:value-type="float">
            <text:p>-131.07</text:p>
          </table:table-cell>
          <table:table-cell office:value-type="float" office:value="-125.53" calcext:value-type="float">
            <text:p>-125.53</text:p>
          </table:table-cell>
          <table:table-cell office:value-type="float" office:value="-131.51" calcext:value-type="float">
            <text:p>-131.51</text:p>
          </table:table-cell>
          <table:table-cell office:value-type="float" office:value="-132.57" calcext:value-type="float">
            <text:p>-132.57</text:p>
          </table:table-cell>
          <table:table-cell office:value-type="float" office:value="-126.72" calcext:value-type="float">
            <text:p>-126.72</text:p>
          </table:table-cell>
          <table:table-cell office:value-type="float" office:value="-118.77" calcext:value-type="float">
            <text:p>-118.77</text:p>
          </table:table-cell>
          <table:table-cell office:value-type="float" office:value="-131.8" calcext:value-type="float">
            <text:p>-131.8</text:p>
          </table:table-cell>
          <table:table-cell office:value-type="float" office:value="-103.31" calcext:value-type="float">
            <text:p>-103.31</text:p>
          </table:table-cell>
          <table:table-cell office:value-type="float" office:value="-124.99" calcext:value-type="float">
            <text:p>-124.99</text:p>
          </table:table-cell>
          <table:table-cell office:value-type="float" office:value="-130.21" calcext:value-type="float">
            <text:p>-130.21</text:p>
          </table:table-cell>
          <table:table-cell office:value-type="float" office:value="-130.64" calcext:value-type="float">
            <text:p>-130.64</text:p>
          </table:table-cell>
          <table:table-cell office:value-type="float" office:value="-104.92" calcext:value-type="float">
            <text:p>-104.92</text:p>
          </table:table-cell>
          <table:table-cell office:value-type="float" office:value="-129.72" calcext:value-type="float">
            <text:p>-129.72</text:p>
          </table:table-cell>
          <table:table-cell office:value-type="float" office:value="-101.45" calcext:value-type="float">
            <text:p>-101.45</text:p>
          </table:table-cell>
          <table:table-cell office:value-type="float" office:value="0" calcext:value-type="float">
            <text:p>0</text:p>
          </table:table-cell>
          <table:table-cell office:value-type="float" office:value="-110.56" calcext:value-type="float">
            <text:p>-110.56</text:p>
          </table:table-cell>
          <table:table-cell office:value-type="float" office:value="-125.11" calcext:value-type="float">
            <text:p>-125.11</text:p>
          </table:table-cell>
          <table:table-cell office:value-type="float" office:value="-116.62" calcext:value-type="float">
            <text:p>-116.62</text:p>
          </table:table-cell>
          <table:table-cell office:value-type="float" office:value="-120.53" calcext:value-type="float">
            <text:p>-120.53</text:p>
          </table:table-cell>
          <table:table-cell office:value-type="float" office:value="-119.62" calcext:value-type="float">
            <text:p>-119.62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-125.94" calcext:value-type="float">
            <text:p>-125.94</text:p>
          </table:table-cell>
          <table:table-cell office:value-type="float" office:value="-134.6" calcext:value-type="float">
            <text:p>-134.6</text:p>
          </table:table-cell>
          <table:table-cell office:value-type="float" office:value="-108.44" calcext:value-type="float">
            <text:p>-108.44</text:p>
          </table:table-cell>
          <table:table-cell office:value-type="float" office:value="-103.61" calcext:value-type="float">
            <text:p>-103.61</text:p>
          </table:table-cell>
          <table:table-cell office:value-type="float" office:value="-116.5" calcext:value-type="float">
            <text:p>-116.5</text:p>
          </table:table-cell>
          <table:table-cell office:value-type="float" office:value="-127.09" calcext:value-type="float">
            <text:p>-127.09</text:p>
          </table:table-cell>
          <table:table-cell office:value-type="float" office:value="-124.2" calcext:value-type="float">
            <text:p>-124.2</text:p>
          </table:table-cell>
          <table:table-cell office:value-type="float" office:value="-82.229" calcext:value-type="float">
            <text:p>-82.229</text:p>
          </table:table-cell>
        </table:table-row>
        <table:table-row table:style-name="ro1">
          <table:table-cell office:value-type="float" office:value="-104.79" calcext:value-type="float">
            <text:p>-104.79</text:p>
          </table:table-cell>
          <table:table-cell office:value-type="float" office:value="-131.64" calcext:value-type="float">
            <text:p>-131.64</text:p>
          </table:table-cell>
          <table:table-cell office:value-type="float" office:value="-120.14" calcext:value-type="float">
            <text:p>-120.14</text:p>
          </table:table-cell>
          <table:table-cell office:value-type="float" office:value="-126.61" calcext:value-type="float">
            <text:p>-126.61</text:p>
          </table:table-cell>
          <table:table-cell office:value-type="float" office:value="-130.68" calcext:value-type="float">
            <text:p>-130.68</text:p>
          </table:table-cell>
          <table:table-cell office:value-type="float" office:value="-119.57" calcext:value-type="float">
            <text:p>-119.57</text:p>
          </table:table-cell>
          <table:table-cell office:value-type="float" office:value="-104.26" calcext:value-type="float">
            <text:p>-104.26</text:p>
          </table:table-cell>
          <table:table-cell office:value-type="float" office:value="-125.77" calcext:value-type="float">
            <text:p>-125.77</text:p>
          </table:table-cell>
          <table:table-cell office:value-type="float" office:value="-114.12" calcext:value-type="float">
            <text:p>-114.12</text:p>
          </table:table-cell>
          <table:table-cell office:value-type="float" office:value="-126.75" calcext:value-type="float">
            <text:p>-126.75</text:p>
          </table:table-cell>
          <table:table-cell office:value-type="float" office:value="-132.64" calcext:value-type="float">
            <text:p>-132.64</text:p>
          </table:table-cell>
          <table:table-cell office:value-type="float" office:value="-133.54" calcext:value-type="float">
            <text:p>-133.54</text:p>
          </table:table-cell>
          <table:table-cell office:value-type="float" office:value="-110.02" calcext:value-type="float">
            <text:p>-110.02</text:p>
          </table:table-cell>
          <table:table-cell office:value-type="float" office:value="-125.27" calcext:value-type="float">
            <text:p>-125.27</text:p>
          </table:table-cell>
          <table:table-cell office:value-type="float" office:value="-111.19" calcext:value-type="float">
            <text:p>-111.19</text:p>
          </table:table-cell>
          <table:table-cell office:value-type="float" office:value="-110.56" calcext:value-type="float">
            <text:p>-110.56</text:p>
          </table:table-cell>
          <table:table-cell office:value-type="float" office:value="0" calcext:value-type="float">
            <text:p>0</text:p>
          </table:table-cell>
          <table:table-cell office:value-type="float" office:value="-121.4" calcext:value-type="float">
            <text:p>-121.4</text:p>
          </table:table-cell>
          <table:table-cell office:value-type="float" office:value="-124.42" calcext:value-type="float">
            <text:p>-124.42</text:p>
          </table:table-cell>
          <table:table-cell office:value-type="float" office:value="-121.8" calcext:value-type="float">
            <text:p>-121.8</text:p>
          </table:table-cell>
          <table:table-cell office:value-type="float" office:value="-122.42" calcext:value-type="float">
            <text:p>-122.42</text:p>
          </table:table-cell>
          <table:table-cell office:value-type="float" office:value="-119.78" calcext:value-type="float">
            <text:p>-119.78</text:p>
          </table:table-cell>
          <table:table-cell office:value-type="float" office:value="-116.94" calcext:value-type="float">
            <text:p>-116.94</text:p>
          </table:table-cell>
          <table:table-cell office:value-type="float" office:value="-132.45" calcext:value-type="float">
            <text:p>-132.45</text:p>
          </table:table-cell>
          <table:table-cell office:value-type="float" office:value="-118.17" calcext:value-type="float">
            <text:p>-118.17</text:p>
          </table:table-cell>
          <table:table-cell office:value-type="float" office:value="-104.7" calcext:value-type="float">
            <text:p>-104.7</text:p>
          </table:table-cell>
          <table:table-cell office:value-type="float" office:value="-95.174" calcext:value-type="float">
            <text:p>-95.174</text:p>
          </table:table-cell>
          <table:table-cell office:value-type="float" office:value="-119.07" calcext:value-type="float">
            <text:p>-119.07</text:p>
          </table:table-cell>
          <table:table-cell office:value-type="float" office:value="-125.32" calcext:value-type="float">
            <text:p>-125.32</text:p>
          </table:table-cell>
          <table:table-cell office:value-type="float" office:value="-109.03" calcext:value-type="float">
            <text:p>-109.03</text:p>
          </table:table-cell>
        </table:table-row>
        <table:table-row table:style-name="ro1">
          <table:table-cell office:value-type="float" office:value="-116.82" calcext:value-type="float">
            <text:p>-116.82</text:p>
          </table:table-cell>
          <table:table-cell office:value-type="float" office:value="-121.98" calcext:value-type="float">
            <text:p>-121.98</text:p>
          </table:table-cell>
          <table:table-cell office:value-type="float" office:value="-96.988" calcext:value-type="float">
            <text:p>-96.988</text:p>
          </table:table-cell>
          <table:table-cell office:value-type="float" office:value="-117.46" calcext:value-type="float">
            <text:p>-117.46</text:p>
          </table:table-cell>
          <table:table-cell office:value-type="float" office:value="-115.36" calcext:value-type="float">
            <text:p>-115.36</text:p>
          </table:table-cell>
          <table:table-cell office:value-type="float" office:value="-113.08" calcext:value-type="float">
            <text:p>-113.08</text:p>
          </table:table-cell>
          <table:table-cell office:value-type="float" office:value="-124.66" calcext:value-type="float">
            <text:p>-124.66</text:p>
          </table:table-cell>
          <table:table-cell office:value-type="float" office:value="-126.36" calcext:value-type="float">
            <text:p>-126.36</text:p>
          </table:table-cell>
          <table:table-cell office:value-type="float" office:value="-128.91" calcext:value-type="float">
            <text:p>-128.91</text:p>
          </table:table-cell>
          <table:table-cell office:value-type="float" office:value="-118.66" calcext:value-type="float">
            <text:p>-118.66</text:p>
          </table:table-cell>
          <table:table-cell office:value-type="float" office:value="-127.88" calcext:value-type="float">
            <text:p>-127.88</text:p>
          </table:table-cell>
          <table:table-cell office:value-type="float" office:value="-130.14" calcext:value-type="float">
            <text:p>-130.14</text:p>
          </table:table-cell>
          <table:table-cell office:value-type="float" office:value="-118.95" calcext:value-type="float">
            <text:p>-118.95</text:p>
          </table:table-cell>
          <table:table-cell office:value-type="float" office:value="-108.68" calcext:value-type="float">
            <text:p>-108.68</text:p>
          </table:table-cell>
          <table:table-cell office:value-type="float" office:value="-120.68" calcext:value-type="float">
            <text:p>-120.68</text:p>
          </table:table-cell>
          <table:table-cell office:value-type="float" office:value="-125.11" calcext:value-type="float">
            <text:p>-125.11</text:p>
          </table:table-cell>
          <table:table-cell office:value-type="float" office:value="-121.4" calcext:value-type="float">
            <text:p>-121.4</text:p>
          </table:table-cell>
          <table:table-cell office:value-type="float" office:value="0" calcext:value-type="float">
            <text:p>0</text:p>
          </table:table-cell>
          <table:table-cell office:value-type="float" office:value="-126.56" calcext:value-type="float">
            <text:p>-126.56</text:p>
          </table:table-cell>
          <table:table-cell office:value-type="float" office:value="-113.41" calcext:value-type="float">
            <text:p>-113.41</text:p>
          </table:table-cell>
          <table:table-cell office:value-type="float" office:value="-117.3" calcext:value-type="float">
            <text:p>-117.3</text:p>
          </table:table-cell>
          <table:table-cell office:value-type="float" office:value="-89.683" calcext:value-type="float">
            <text:p>-89.683</text:p>
          </table:table-cell>
          <table:table-cell office:value-type="float" office:value="-120.21" calcext:value-type="float">
            <text:p>-120.21</text:p>
          </table:table-cell>
          <table:table-cell office:value-type="float" office:value="-119.69" calcext:value-type="float">
            <text:p>-119.69</text:p>
          </table:table-cell>
          <table:table-cell office:value-type="float" office:value="-122.6" calcext:value-type="float">
            <text:p>-122.6</text:p>
          </table:table-cell>
          <table:table-cell office:value-type="float" office:value="-126.39" calcext:value-type="float">
            <text:p>-126.39</text:p>
          </table:table-cell>
          <table:table-cell office:value-type="float" office:value="-120.2" calcext:value-type="float">
            <text:p>-120.2</text:p>
          </table:table-cell>
          <table:table-cell office:value-type="float" office:value="-119.19" calcext:value-type="float">
            <text:p>-119.19</text:p>
          </table:table-cell>
          <table:table-cell office:value-type="float" office:value="-115.27" calcext:value-type="float">
            <text:p>-115.27</text:p>
          </table:table-cell>
          <table:table-cell office:value-type="float" office:value="-125.69" calcext:value-type="float">
            <text:p>-125.69</text:p>
          </table:table-cell>
        </table:table-row>
        <table:table-row table:style-name="ro1">
          <table:table-cell office:value-type="float" office:value="-127.43" calcext:value-type="float">
            <text:p>-127.43</text:p>
          </table:table-cell>
          <table:table-cell office:value-type="float" office:value="-126.27" calcext:value-type="float">
            <text:p>-126.27</text:p>
          </table:table-cell>
          <table:table-cell office:value-type="float" office:value="-128.46" calcext:value-type="float">
            <text:p>-128.46</text:p>
          </table:table-cell>
          <table:table-cell office:value-type="float" office:value="-134.26" calcext:value-type="float">
            <text:p>-134.26</text:p>
          </table:table-cell>
          <table:table-cell office:value-type="float" office:value="-131.77" calcext:value-type="float">
            <text:p>-131.77</text:p>
          </table:table-cell>
          <table:table-cell office:value-type="float" office:value="-131.11" calcext:value-type="float">
            <text:p>-131.11</text:p>
          </table:table-cell>
          <table:table-cell office:value-type="float" office:value="-129.1" calcext:value-type="float">
            <text:p>-129.1</text:p>
          </table:table-cell>
          <table:table-cell office:value-type="float" office:value="-136.34" calcext:value-type="float">
            <text:p>-136.34</text:p>
          </table:table-cell>
          <table:table-cell office:value-type="float" office:value="-122.03" calcext:value-type="float">
            <text:p>-122.03</text:p>
          </table:table-cell>
          <table:table-cell office:value-type="float" office:value="-117.86" calcext:value-type="float">
            <text:p>-117.86</text:p>
          </table:table-cell>
          <table:table-cell office:value-type="float" office:value="-121.5" calcext:value-type="float">
            <text:p>-121.5</text:p>
          </table:table-cell>
          <table:table-cell office:value-type="float" office:value="-121.15" calcext:value-type="float">
            <text:p>-121.15</text:p>
          </table:table-cell>
          <table:table-cell office:value-type="float" office:value="-115.23" calcext:value-type="float">
            <text:p>-115.23</text:p>
          </table:table-cell>
          <table:table-cell office:value-type="float" office:value="-131.8" calcext:value-type="float">
            <text:p>-131.8</text:p>
          </table:table-cell>
          <table:table-cell office:value-type="float" office:value="-113.63" calcext:value-type="float">
            <text:p>-113.63</text:p>
          </table:table-cell>
          <table:table-cell office:value-type="float" office:value="-116.62" calcext:value-type="float">
            <text:p>-116.62</text:p>
          </table:table-cell>
          <table:table-cell office:value-type="float" office:value="-124.42" calcext:value-type="float">
            <text:p>-124.42</text:p>
          </table:table-cell>
          <table:table-cell office:value-type="float" office:value="-126.56" calcext:value-type="float">
            <text:p>-126.56</text:p>
          </table:table-cell>
          <table:table-cell office:value-type="float" office:value="0" calcext:value-type="float">
            <text:p>0</text:p>
          </table:table-cell>
          <table:table-cell office:value-type="float" office:value="-116.5" calcext:value-type="float">
            <text:p>-116.5</text:p>
          </table:table-cell>
          <table:table-cell office:value-type="float" office:value="-112.57" calcext:value-type="float">
            <text:p>-112.57</text:p>
          </table:table-cell>
          <table:table-cell office:value-type="float" office:value="-127.39" calcext:value-type="float">
            <text:p>-127.39</text:p>
          </table:table-cell>
          <table:table-cell office:value-type="float" office:value="-131.94" calcext:value-type="float">
            <text:p>-131.94</text:p>
          </table:table-cell>
          <table:table-cell office:value-type="float" office:value="-134.28" calcext:value-type="float">
            <text:p>-134.28</text:p>
          </table:table-cell>
          <table:table-cell office:value-type="float" office:value="-103.99" calcext:value-type="float">
            <text:p>-103.99</text:p>
          </table:table-cell>
          <table:table-cell office:value-type="float" office:value="-123.35" calcext:value-type="float">
            <text:p>-123.35</text:p>
          </table:table-cell>
          <table:table-cell office:value-type="float" office:value="-126.87" calcext:value-type="float">
            <text:p>-126.87</text:p>
          </table:table-cell>
          <table:table-cell office:value-type="float" office:value="-132.38" calcext:value-type="float">
            <text:p>-132.38</text:p>
          </table:table-cell>
          <table:table-cell office:value-type="float" office:value="-118.82" calcext:value-type="float">
            <text:p>-118.82</text:p>
          </table:table-cell>
          <table:table-cell office:value-type="float" office:value="-118.83" calcext:value-type="float">
            <text:p>-118.83</text:p>
          </table:table-cell>
        </table:table-row>
        <table:table-row table:style-name="ro1">
          <table:table-cell office:value-type="float" office:value="-121.87" calcext:value-type="float">
            <text:p>-121.87</text:p>
          </table:table-cell>
          <table:table-cell office:value-type="float" office:value="-117.6" calcext:value-type="float">
            <text:p>-117.6</text:p>
          </table:table-cell>
          <table:table-cell office:value-type="float" office:value="-118.27" calcext:value-type="float">
            <text:p>-118.27</text:p>
          </table:table-cell>
          <table:table-cell office:value-type="float" office:value="-127.53" calcext:value-type="float">
            <text:p>-127.53</text:p>
          </table:table-cell>
          <table:table-cell office:value-type="float" office:value="-122.59" calcext:value-type="float">
            <text:p>-122.59</text:p>
          </table:table-cell>
          <table:table-cell office:value-type="float" office:value="-123.99" calcext:value-type="float">
            <text:p>-123.99</text:p>
          </table:table-cell>
          <table:table-cell office:value-type="float" office:value="-126.78" calcext:value-type="float">
            <text:p>-126.78</text:p>
          </table:table-cell>
          <table:table-cell office:value-type="float" office:value="-132.12" calcext:value-type="float">
            <text:p>-132.12</text:p>
          </table:table-cell>
          <table:table-cell office:value-type="float" office:value="-126" calcext:value-type="float">
            <text:p>-126</text:p>
          </table:table-cell>
          <table:table-cell office:value-type="float" office:value="-102.73" calcext:value-type="float">
            <text:p>-102.73</text:p>
          </table:table-cell>
          <table:table-cell office:value-type="float" office:value="-120.2" calcext:value-type="float">
            <text:p>-120.2</text:p>
          </table:table-cell>
          <table:table-cell office:value-type="float" office:value="-122.92" calcext:value-type="float">
            <text:p>-122.92</text:p>
          </table:table-cell>
          <table:table-cell office:value-type="float" office:value="-112.16" calcext:value-type="float">
            <text:p>-112.16</text:p>
          </table:table-cell>
          <table:table-cell office:value-type="float" office:value="-123.24" calcext:value-type="float">
            <text:p>-123.24</text:p>
          </table:table-cell>
          <table:table-cell office:value-type="float" office:value="-113.54" calcext:value-type="float">
            <text:p>-113.54</text:p>
          </table:table-cell>
          <table:table-cell office:value-type="float" office:value="-120.53" calcext:value-type="float">
            <text:p>-120.53</text:p>
          </table:table-cell>
          <table:table-cell office:value-type="float" office:value="-121.8" calcext:value-type="float">
            <text:p>-121.8</text:p>
          </table:table-cell>
          <table:table-cell office:value-type="float" office:value="-113.41" calcext:value-type="float">
            <text:p>-113.41</text:p>
          </table:table-cell>
          <table:table-cell office:value-type="float" office:value="-116.5" calcext:value-type="float">
            <text:p>-116.5</text:p>
          </table:table-cell>
          <table:table-cell office:value-type="float" office:value="0" calcext:value-type="float">
            <text:p>0</text:p>
          </table:table-cell>
          <table:table-cell office:value-type="float" office:value="-89.679" calcext:value-type="float">
            <text:p>-89.679</text:p>
          </table:table-cell>
          <table:table-cell office:value-type="float" office:value="-116.13" calcext:value-type="float">
            <text:p>-116.13</text:p>
          </table:table-cell>
          <table:table-cell office:value-type="float" office:value="-126.86" calcext:value-type="float">
            <text:p>-126.86</text:p>
          </table:table-cell>
          <table:table-cell office:value-type="float" office:value="-126.6" calcext:value-type="float">
            <text:p>-126.6</text:p>
          </table:table-cell>
          <table:table-cell office:value-type="float" office:value="-111.98" calcext:value-type="float">
            <text:p>-111.98</text:p>
          </table:table-cell>
          <table:table-cell office:value-type="float" office:value="-124.62" calcext:value-type="float">
            <text:p>-124.62</text:p>
          </table:table-cell>
          <table:table-cell office:value-type="float" office:value="-122.95" calcext:value-type="float">
            <text:p>-122.95</text:p>
          </table:table-cell>
          <table:table-cell office:value-type="float" office:value="-126.84" calcext:value-type="float">
            <text:p>-126.84</text:p>
          </table:table-cell>
          <table:table-cell office:value-type="float" office:value="-96.177" calcext:value-type="float">
            <text:p>-96.177</text:p>
          </table:table-cell>
          <table:table-cell office:value-type="float" office:value="-122" calcext:value-type="float">
            <text:p>-122</text:p>
          </table:table-cell>
        </table:table-row>
        <table:table-row table:style-name="ro1">
          <table:table-cell office:value-type="float" office:value="-123.34" calcext:value-type="float">
            <text:p>-123.34</text:p>
          </table:table-cell>
          <table:table-cell office:value-type="float" office:value="-118.5" calcext:value-type="float">
            <text:p>-118.5</text:p>
          </table:table-cell>
          <table:table-cell office:value-type="float" office:value="-121.16" calcext:value-type="float">
            <text:p>-121.16</text:p>
          </table:table-cell>
          <table:table-cell office:value-type="float" office:value="-129.33" calcext:value-type="float">
            <text:p>-129.33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-125.94" calcext:value-type="float">
            <text:p>-125.94</text:p>
          </table:table-cell>
          <table:table-cell office:value-type="float" office:value="-127.45" calcext:value-type="float">
            <text:p>-127.45</text:p>
          </table:table-cell>
          <table:table-cell office:value-type="float" office:value="-133.28" calcext:value-type="float">
            <text:p>-133.28</text:p>
          </table:table-cell>
          <table:table-cell office:value-type="float" office:value="-125.34" calcext:value-type="float">
            <text:p>-125.34</text:p>
          </table:table-cell>
          <table:table-cell office:value-type="float" office:value="-102.02" calcext:value-type="float">
            <text:p>-102.02</text:p>
          </table:table-cell>
          <table:table-cell office:value-type="float" office:value="-118.65" calcext:value-type="float">
            <text:p>-118.65</text:p>
          </table:table-cell>
          <table:table-cell office:value-type="float" office:value="-121.12" calcext:value-type="float">
            <text:p>-121.12</text:p>
          </table:table-cell>
          <table:table-cell office:value-type="float" office:value="-111.81" calcext:value-type="float">
            <text:p>-111.81</text:p>
          </table:table-cell>
          <table:table-cell office:value-type="float" office:value="-125.56" calcext:value-type="float">
            <text:p>-125.56</text:p>
          </table:table-cell>
          <table:table-cell office:value-type="float" office:value="-112.56" calcext:value-type="float">
            <text:p>-112.56</text:p>
          </table:table-cell>
          <table:table-cell office:value-type="float" office:value="-119.62" calcext:value-type="float">
            <text:p>-119.62</text:p>
          </table:table-cell>
          <table:table-cell office:value-type="float" office:value="-122.42" calcext:value-type="float">
            <text:p>-122.42</text:p>
          </table:table-cell>
          <table:table-cell office:value-type="float" office:value="-117.3" calcext:value-type="float">
            <text:p>-117.3</text:p>
          </table:table-cell>
          <table:table-cell office:value-type="float" office:value="-112.57" calcext:value-type="float">
            <text:p>-112.57</text:p>
          </table:table-cell>
          <table:table-cell office:value-type="float" office:value="-89.679" calcext:value-type="float">
            <text:p>-89.679</text:p>
          </table:table-cell>
          <table:table-cell office:value-type="float" office:value="0" calcext:value-type="float">
            <text:p>0</text:p>
          </table:table-cell>
          <table:table-cell office:value-type="float" office:value="-119.38" calcext:value-type="float">
            <text:p>-119.38</text:p>
          </table:table-cell>
          <table:table-cell office:value-type="float" office:value="-128.25" calcext:value-type="float">
            <text:p>-128.25</text:p>
          </table:table-cell>
          <table:table-cell office:value-type="float" office:value="-128.42" calcext:value-type="float">
            <text:p>-128.42</text:p>
          </table:table-cell>
          <table:table-cell office:value-type="float" office:value="-108.67" calcext:value-type="float">
            <text:p>-108.67</text:p>
          </table:table-cell>
          <table:table-cell office:value-type="float" office:value="-124.42" calcext:value-type="float">
            <text:p>-124.42</text:p>
          </table:table-cell>
          <table:table-cell office:value-type="float" office:value="-123.96" calcext:value-type="float">
            <text:p>-123.96</text:p>
          </table:table-cell>
          <table:table-cell office:value-type="float" office:value="-128.35" calcext:value-type="float">
            <text:p>-128.35</text:p>
          </table:table-cell>
          <table:table-cell office:value-type="float" office:value="-100.01" calcext:value-type="float">
            <text:p>-100.01</text:p>
          </table:table-cell>
          <table:table-cell office:value-type="float" office:value="-121.32" calcext:value-type="float">
            <text:p>-121.32</text:p>
          </table:table-cell>
        </table:table-row>
        <table:table-row table:style-name="ro1">
          <table:table-cell office:value-type="float" office:value="-113.58" calcext:value-type="float">
            <text:p>-113.58</text:p>
          </table:table-cell>
          <table:table-cell office:value-type="float" office:value="-124.49" calcext:value-type="float">
            <text:p>-124.49</text:p>
          </table:table-cell>
          <table:table-cell office:value-type="float" office:value="-80.94" calcext:value-type="float">
            <text:p>-80.94</text:p>
          </table:table-cell>
          <table:table-cell office:value-type="float" office:value="-114.97" calcext:value-type="float">
            <text:p>-114.97</text:p>
          </table:table-cell>
          <table:table-cell office:value-type="float" office:value="-117.83" calcext:value-type="float">
            <text:p>-117.83</text:p>
          </table:table-cell>
          <table:table-cell office:value-type="float" office:value="-107.97" calcext:value-type="float">
            <text:p>-107.97</text:p>
          </table:table-cell>
          <table:table-cell office:value-type="float" office:value="-122.75" calcext:value-type="float">
            <text:p>-122.75</text:p>
          </table:table-cell>
          <table:table-cell office:value-type="float" office:value="-124.18" calcext:value-type="float">
            <text:p>-124.18</text:p>
          </table:table-cell>
          <table:table-cell office:value-type="float" office:value="-128.36" calcext:value-type="float">
            <text:p>-128.36</text:p>
          </table:table-cell>
          <table:table-cell office:value-type="float" office:value="-121.27" calcext:value-type="float">
            <text:p>-121.27</text:p>
          </table:table-cell>
          <table:table-cell office:value-type="float" office:value="-129.54" calcext:value-type="float">
            <text:p>-129.54</text:p>
          </table:table-cell>
          <table:table-cell office:value-type="float" office:value="-131.54" calcext:value-type="float">
            <text:p>-131.54</text:p>
          </table:table-cell>
          <table:table-cell office:value-type="float" office:value="-118.9" calcext:value-type="float">
            <text:p>-118.9</text:p>
          </table:table-cell>
          <table:table-cell office:value-type="float" office:value="-106.23" calcext:value-type="float">
            <text:p>-106.23</text:p>
          </table:table-cell>
          <table:table-cell office:value-type="float" office:value="-120.69" calcext:value-type="float">
            <text:p>-120.69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-119.78" calcext:value-type="float">
            <text:p>-119.78</text:p>
          </table:table-cell>
          <table:table-cell office:value-type="float" office:value="-89.683" calcext:value-type="float">
            <text:p>-89.683</text:p>
          </table:table-cell>
          <table:table-cell office:value-type="float" office:value="-127.39" calcext:value-type="float">
            <text:p>-127.39</text:p>
          </table:table-cell>
          <table:table-cell office:value-type="float" office:value="-116.13" calcext:value-type="float">
            <text:p>-116.13</text:p>
          </table:table-cell>
          <table:table-cell office:value-type="float" office:value="-119.38" calcext:value-type="float">
            <text:p>-119.38</text:p>
          </table:table-cell>
          <table:table-cell office:value-type="float" office:value="0" calcext:value-type="float">
            <text:p>0</text:p>
          </table:table-cell>
          <table:table-cell office:value-type="float" office:value="-116.94" calcext:value-type="float">
            <text:p>-116.94</text:p>
          </table:table-cell>
          <table:table-cell office:value-type="float" office:value="-121.02" calcext:value-type="float">
            <text:p>-121.02</text:p>
          </table:table-cell>
          <table:table-cell office:value-type="float" office:value="-123.2" calcext:value-type="float">
            <text:p>-123.2</text:p>
          </table:table-cell>
          <table:table-cell office:value-type="float" office:value="-125.47" calcext:value-type="float">
            <text:p>-125.47</text:p>
          </table:table-cell>
          <table:table-cell office:value-type="float" office:value="-117.88" calcext:value-type="float">
            <text:p>-117.88</text:p>
          </table:table-cell>
          <table:table-cell office:value-type="float" office:value="-115.68" calcext:value-type="float">
            <text:p>-115.68</text:p>
          </table:table-cell>
          <table:table-cell office:value-type="float" office:value="-118.38" calcext:value-type="float">
            <text:p>-118.38</text:p>
          </table:table-cell>
          <table:table-cell office:value-type="float" office:value="-125.17" calcext:value-type="float">
            <text:p>-125.17</text:p>
          </table:table-cell>
        </table:table-row>
        <table:table-row table:style-name="ro1">
          <table:table-cell office:value-type="float" office:value="-106.62" calcext:value-type="float">
            <text:p>-106.62</text:p>
          </table:table-cell>
          <table:table-cell office:value-type="float" office:value="-133.11" calcext:value-type="float">
            <text:p>-133.11</text:p>
          </table:table-cell>
          <table:table-cell office:value-type="float" office:value="-115.38" calcext:value-type="float">
            <text:p>-115.38</text:p>
          </table:table-cell>
          <table:table-cell office:value-type="float" office:value="-116.11" calcext:value-type="float">
            <text:p>-116.11</text:p>
          </table:table-cell>
          <table:table-cell office:value-type="float" office:value="-128.51" calcext:value-type="float">
            <text:p>-128.51</text:p>
          </table:table-cell>
          <table:table-cell office:value-type="float" office:value="-104.34" calcext:value-type="float">
            <text:p>-104.34</text:p>
          </table:table-cell>
          <table:table-cell office:value-type="float" office:value="-113.26" calcext:value-type="float">
            <text:p>-113.26</text:p>
          </table:table-cell>
          <table:table-cell office:value-type="float" office:value="-110.4" calcext:value-type="float">
            <text:p>-110.4</text:p>
          </table:table-cell>
          <table:table-cell office:value-type="float" office:value="-127.42" calcext:value-type="float">
            <text:p>-127.42</text:p>
          </table:table-cell>
          <table:table-cell office:value-type="float" office:value="-130.48" calcext:value-type="float">
            <text:p>-130.48</text:p>
          </table:table-cell>
          <table:table-cell office:value-type="float" office:value="-135.84" calcext:value-type="float">
            <text:p>-135.84</text:p>
          </table:table-cell>
          <table:table-cell office:value-type="float" office:value="-137.04" calcext:value-type="float">
            <text:p>-137.04</text:p>
          </table:table-cell>
          <table:table-cell office:value-type="float" office:value="-123.66" calcext:value-type="float">
            <text:p>-123.66</text:p>
          </table:table-cell>
          <table:table-cell office:value-type="float" office:value="-118.26" calcext:value-type="float">
            <text:p>-118.26</text:p>
          </table:table-cell>
          <table:table-cell office:value-type="float" office:value="-124.79" calcext:value-type="float">
            <text:p>-124.79</text:p>
          </table:table-cell>
          <table:table-cell office:value-type="float" office:value="-125.94" calcext:value-type="float">
            <text:p>-125.94</text:p>
          </table:table-cell>
          <table:table-cell office:value-type="float" office:value="-116.94" calcext:value-type="float">
            <text:p>-116.94</text:p>
          </table:table-cell>
          <table:table-cell office:value-type="float" office:value="-120.21" calcext:value-type="float">
            <text:p>-120.21</text:p>
          </table:table-cell>
          <table:table-cell office:value-type="float" office:value="-131.94" calcext:value-type="float">
            <text:p>-131.94</text:p>
          </table:table-cell>
          <table:table-cell office:value-type="float" office:value="-126.86" calcext:value-type="float">
            <text:p>-126.86</text:p>
          </table:table-cell>
          <table:table-cell office:value-type="float" office:value="-128.25" calcext:value-type="float">
            <text:p>-128.25</text:p>
          </table:table-cell>
          <table:table-cell office:value-type="float" office:value="-116.94" calcext:value-type="float">
            <text:p>-116.94</text:p>
          </table:table-cell>
          <table:table-cell office:value-type="float" office:value="0" calcext:value-type="float">
            <text:p>0</text:p>
          </table:table-cell>
          <table:table-cell office:value-type="float" office:value="-129.28" calcext:value-type="float">
            <text:p>-129.28</text:p>
          </table:table-cell>
          <table:table-cell office:value-type="float" office:value="-128.1" calcext:value-type="float">
            <text:p>-128.1</text:p>
          </table:table-cell>
          <table:table-cell office:value-type="float" office:value="-123.48" calcext:value-type="float">
            <text:p>-123.48</text:p>
          </table:table-cell>
          <table:table-cell office:value-type="float" office:value="-111.13" calcext:value-type="float">
            <text:p>-111.13</text:p>
          </table:table-cell>
          <table:table-cell office:value-type="float" office:value="-86.815" calcext:value-type="float">
            <text:p>-86.815</text:p>
          </table:table-cell>
          <table:table-cell office:value-type="float" office:value="-128.9" calcext:value-type="float">
            <text:p>-128.9</text:p>
          </table:table-cell>
          <table:table-cell office:value-type="float" office:value="-125.46" calcext:value-type="float">
            <text:p>-125.46</text:p>
          </table:table-cell>
        </table:table-row>
        <table:table-row table:style-name="ro1">
          <table:table-cell office:value-type="float" office:value="-129.51" calcext:value-type="float">
            <text:p>-129.51</text:p>
          </table:table-cell>
          <table:table-cell office:value-type="float" office:value="-123.46" calcext:value-type="float">
            <text:p>-123.46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20.6" calcext:value-type="float">
            <text:p>-120.6</text:p>
          </table:table-cell>
          <table:table-cell office:value-type="float" office:value="-100.05" calcext:value-type="float">
            <text:p>-100.05</text:p>
          </table:table-cell>
          <table:table-cell office:value-type="float" office:value="-124.58" calcext:value-type="float">
            <text:p>-124.58</text:p>
          </table:table-cell>
          <table:table-cell office:value-type="float" office:value="-133.74" calcext:value-type="float">
            <text:p>-133.74</text:p>
          </table:table-cell>
          <table:table-cell office:value-type="float" office:value="-130.89" calcext:value-type="float">
            <text:p>-130.89</text:p>
          </table:table-cell>
          <table:table-cell office:value-type="float" office:value="-136.94" calcext:value-type="float">
            <text:p>-136.94</text:p>
          </table:table-cell>
          <table:table-cell office:value-type="float" office:value="-126.77" calcext:value-type="float">
            <text:p>-126.77</text:p>
          </table:table-cell>
          <table:table-cell office:value-type="float" office:value="-131.36" calcext:value-type="float">
            <text:p>-131.36</text:p>
          </table:table-cell>
          <table:table-cell office:value-type="float" office:value="-133.62" calcext:value-type="float">
            <text:p>-133.62</text:p>
          </table:table-cell>
          <table:table-cell office:value-type="float" office:value="-131.2" calcext:value-type="float">
            <text:p>-131.2</text:p>
          </table:table-cell>
          <table:table-cell office:value-type="float" office:value="-116.15" calcext:value-type="float">
            <text:p>-116.15</text:p>
          </table:table-cell>
          <table:table-cell office:value-type="float" office:value="-132.04" calcext:value-type="float">
            <text:p>-132.04</text:p>
          </table:table-cell>
          <table:table-cell office:value-type="float" office:value="-134.6" calcext:value-type="float">
            <text:p>-134.6</text:p>
          </table:table-cell>
          <table:table-cell office:value-type="float" office:value="-132.45" calcext:value-type="float">
            <text:p>-132.45</text:p>
          </table:table-cell>
          <table:table-cell office:value-type="float" office:value="-119.69" calcext:value-type="float">
            <text:p>-119.69</text:p>
          </table:table-cell>
          <table:table-cell office:value-type="float" office:value="-134.28" calcext:value-type="float">
            <text:p>-134.28</text:p>
          </table:table-cell>
          <table:table-cell office:value-type="float" office:value="-126.6" calcext:value-type="float">
            <text:p>-126.6</text:p>
          </table:table-cell>
          <table:table-cell office:value-type="float" office:value="-128.42" calcext:value-type="float">
            <text:p>-128.42</text:p>
          </table:table-cell>
          <table:table-cell office:value-type="float" office:value="-121.02" calcext:value-type="float">
            <text:p>-121.02</text:p>
          </table:table-cell>
          <table:table-cell office:value-type="float" office:value="-129.28" calcext:value-type="float">
            <text:p>-129.28</text:p>
          </table:table-cell>
          <table:table-cell office:value-type="float" office:value="0" calcext:value-type="float">
            <text:p>0</text:p>
          </table:table-cell>
          <table:table-cell office:value-type="float" office:value="-132.58" calcext:value-type="float">
            <text:p>-132.58</text:p>
          </table:table-cell>
          <table:table-cell office:value-type="float" office:value="-135.38" calcext:value-type="float">
            <text:p>-135.38</text:p>
          </table:table-cell>
          <table:table-cell office:value-type="float" office:value="-131.47" calcext:value-type="float">
            <text:p>-131.47</text:p>
          </table:table-cell>
          <table:table-cell office:value-type="float" office:value="-127.98" calcext:value-type="float">
            <text:p>-127.98</text:p>
          </table:table-cell>
          <table:table-cell office:value-type="float" office:value="-125.42" calcext:value-type="float">
            <text:p>-125.42</text:p>
          </table:table-cell>
          <table:table-cell office:value-type="float" office:value="-134.97" calcext:value-type="float">
            <text:p>-134.97</text:p>
          </table:table-cell>
        </table:table-row>
        <table:table-row table:style-name="ro1">
          <table:table-cell office:value-type="float" office:value="-122.24" calcext:value-type="float">
            <text:p>-122.24</text:p>
          </table:table-cell>
          <table:table-cell office:value-type="float" office:value="-126.24" calcext:value-type="float">
            <text:p>-126.24</text:p>
          </table:table-cell>
          <table:table-cell office:value-type="float" office:value="-124.44" calcext:value-type="float">
            <text:p>-124.44</text:p>
          </table:table-cell>
          <table:table-cell office:value-type="float" office:value="-131.4" calcext:value-type="float">
            <text:p>-131.4</text:p>
          </table:table-cell>
          <table:table-cell office:value-type="float" office:value="-129.96" calcext:value-type="float">
            <text:p>-129.96</text:p>
          </table:table-cell>
          <table:table-cell office:value-type="float" office:value="-127.31" calcext:value-type="float">
            <text:p>-127.31</text:p>
          </table:table-cell>
          <table:table-cell office:value-type="float" office:value="-124.59" calcext:value-type="float">
            <text:p>-124.59</text:p>
          </table:table-cell>
          <table:table-cell office:value-type="float" office:value="-133.44" calcext:value-type="float">
            <text:p>-133.44</text:p>
          </table:table-cell>
          <table:table-cell office:value-type="float" office:value="-117.74" calcext:value-type="float">
            <text:p>-117.74</text:p>
          </table:table-cell>
          <table:table-cell office:value-type="float" office:value="-117.37" calcext:value-type="float">
            <text:p>-117.37</text:p>
          </table:table-cell>
          <table:table-cell office:value-type="float" office:value="-124.37" calcext:value-type="float">
            <text:p>-124.37</text:p>
          </table:table-cell>
          <table:table-cell office:value-type="float" office:value="-125.05" calcext:value-type="float">
            <text:p>-125.05</text:p>
          </table:table-cell>
          <table:table-cell office:value-type="float" office:value="-102.37" calcext:value-type="float">
            <text:p>-102.37</text:p>
          </table:table-cell>
          <table:table-cell office:value-type="float" office:value="-128.74" calcext:value-type="float">
            <text:p>-128.74</text:p>
          </table:table-cell>
          <table:table-cell office:value-type="float" office:value="-98.994" calcext:value-type="float">
            <text:p>-98.994</text:p>
          </table:table-cell>
          <table:table-cell office:value-type="float" office:value="-108.44" calcext:value-type="float">
            <text:p>-108.44</text:p>
          </table:table-cell>
          <table:table-cell office:value-type="float" office:value="-118.17" calcext:value-type="float">
            <text:p>-118.17</text:p>
          </table:table-cell>
          <table:table-cell office:value-type="float" office:value="-122.6" calcext:value-type="float">
            <text:p>-122.6</text:p>
          </table:table-cell>
          <table:table-cell office:value-type="float" office:value="-103.99" calcext:value-type="float">
            <text:p>-103.99</text:p>
          </table:table-cell>
          <table:table-cell office:value-type="float" office:value="-111.98" calcext:value-type="float">
            <text:p>-111.98</text:p>
          </table:table-cell>
          <table:table-cell office:value-type="float" office:value="-108.67" calcext:value-type="float">
            <text:p>-108.67</text:p>
          </table:table-cell>
          <table:table-cell office:value-type="float" office:value="-123.2" calcext:value-type="float">
            <text:p>-123.2</text:p>
          </table:table-cell>
          <table:table-cell office:value-type="float" office:value="-128.1" calcext:value-type="float">
            <text:p>-128.1</text:p>
          </table:table-cell>
          <table:table-cell office:value-type="float" office:value="-132.58" calcext:value-type="float">
            <text:p>-132.58</text:p>
          </table:table-cell>
          <table:table-cell office:value-type="float" office:value="0" calcext:value-type="float">
            <text:p>0</text:p>
          </table:table-cell>
          <table:table-cell office:value-type="float" office:value="-117.85" calcext:value-type="float">
            <text:p>-117.85</text:p>
          </table:table-cell>
          <table:table-cell office:value-type="float" office:value="-121.47" calcext:value-type="float">
            <text:p>-121.47</text:p>
          </table:table-cell>
          <table:table-cell office:value-type="float" office:value="-128.7" calcext:value-type="float">
            <text:p>-128.7</text:p>
          </table:table-cell>
          <table:table-cell office:value-type="float" office:value="-116.9" calcext:value-type="float">
            <text:p>-116.9</text:p>
          </table:table-cell>
          <table:table-cell office:value-type="float" office:value="-111.87" calcext:value-type="float">
            <text:p>-111.87</text:p>
          </table:table-cell>
        </table:table-row>
        <table:table-row table:style-name="ro1">
          <table:table-cell office:value-type="float" office:value="-116.73" calcext:value-type="float">
            <text:p>-116.73</text:p>
          </table:table-cell>
          <table:table-cell office:value-type="float" office:value="-133.5" calcext:value-type="float">
            <text:p>-133.5</text:p>
          </table:table-cell>
          <table:table-cell office:value-type="float" office:value="-125.89" calcext:value-type="float">
            <text:p>-125.89</text:p>
          </table:table-cell>
          <table:table-cell office:value-type="float" office:value="-130.94" calcext:value-type="float">
            <text:p>-130.94</text:p>
          </table:table-cell>
          <table:table-cell office:value-type="float" office:value="-133.72" calcext:value-type="float">
            <text:p>-133.72</text:p>
          </table:table-cell>
          <table:table-cell office:value-type="float" office:value="-125.72" calcext:value-type="float">
            <text:p>-125.72</text:p>
          </table:table-cell>
          <table:table-cell office:value-type="float" office:value="-111.83" calcext:value-type="float">
            <text:p>-111.83</text:p>
          </table:table-cell>
          <table:table-cell office:value-type="float" office:value="-129.72" calcext:value-type="float">
            <text:p>-129.72</text:p>
          </table:table-cell>
          <table:table-cell office:value-type="float" office:value="-99.767" calcext:value-type="float">
            <text:p>-99.767</text:p>
          </table:table-cell>
          <table:table-cell office:value-type="float" office:value="-128.62" calcext:value-type="float">
            <text:p>-128.62</text:p>
          </table:table-cell>
          <table:table-cell office:value-type="float" office:value="-133.38" calcext:value-type="float">
            <text:p>-133.38</text:p>
          </table:table-cell>
          <table:table-cell office:value-type="float" office:value="-133.86" calcext:value-type="float">
            <text:p>-133.86</text:p>
          </table:table-cell>
          <table:table-cell office:value-type="float" office:value="-113.04" calcext:value-type="float">
            <text:p>-113.04</text:p>
          </table:table-cell>
          <table:table-cell office:value-type="float" office:value="-129.82" calcext:value-type="float">
            <text:p>-129.82</text:p>
          </table:table-cell>
          <table:table-cell office:value-type="float" office:value="-112.29" calcext:value-type="float">
            <text:p>-112.29</text:p>
          </table:table-cell>
          <table:table-cell office:value-type="float" office:value="-103.61" calcext:value-type="float">
            <text:p>-103.61</text:p>
          </table:table-cell>
          <table:table-cell office:value-type="float" office:value="-104.7" calcext:value-type="float">
            <text:p>-104.7</text:p>
          </table:table-cell>
          <table:table-cell office:value-type="float" office:value="-126.39" calcext:value-type="float">
            <text:p>-126.39</text:p>
          </table:table-cell>
          <table:table-cell office:value-type="float" office:value="-123.35" calcext:value-type="float">
            <text:p>-123.35</text:p>
          </table:table-cell>
          <table:table-cell office:value-type="float" office:value="-124.62" calcext:value-type="float">
            <text:p>-124.62</text:p>
          </table:table-cell>
          <table:table-cell office:value-type="float" office:value="-124.42" calcext:value-type="float">
            <text:p>-124.42</text:p>
          </table:table-cell>
          <table:table-cell office:value-type="float" office:value="-125.47" calcext:value-type="float">
            <text:p>-125.47</text:p>
          </table:table-cell>
          <table:table-cell office:value-type="float" office:value="-123.48" calcext:value-type="float">
            <text:p>-123.48</text:p>
          </table:table-cell>
          <table:table-cell office:value-type="float" office:value="-135.38" calcext:value-type="float">
            <text:p>-135.38</text:p>
          </table:table-cell>
          <table:table-cell office:value-type="float" office:value="-117.85" calcext:value-type="float">
            <text:p>-117.85</text:p>
          </table:table-cell>
          <table:table-cell office:value-type="float" office:value="0" calcext:value-type="float">
            <text:p>0</text:p>
          </table:table-cell>
          <table:table-cell office:value-type="float" office:value="-112" calcext:value-type="float">
            <text:p>-112</text:p>
          </table:table-cell>
          <table:table-cell office:value-type="float" office:value="-125.13" calcext:value-type="float">
            <text:p>-125.13</text:p>
          </table:table-cell>
          <table:table-cell office:value-type="float" office:value="-127.69" calcext:value-type="float">
            <text:p>-127.69</text:p>
          </table:table-cell>
          <table:table-cell office:value-type="float" office:value="-97.897" calcext:value-type="float">
            <text:p>-97.897</text:p>
          </table:table-cell>
        </table:table-row>
        <table:table-row table:style-name="ro1">
          <table:table-cell office:value-type="float" office:value="-93.438" calcext:value-type="float">
            <text:p>-93.438</text:p>
          </table:table-cell>
          <table:table-cell office:value-type="float" office:value="-131.92" calcext:value-type="float">
            <text:p>-131.92</text:p>
          </table:table-cell>
          <table:table-cell office:value-type="float" office:value="-117.82" calcext:value-type="float">
            <text:p>-117.82</text:p>
          </table:table-cell>
          <table:table-cell office:value-type="float" office:value="-124.04" calcext:value-type="float">
            <text:p>-124.04</text:p>
          </table:table-cell>
          <table:table-cell office:value-type="float" office:value="-129.89" calcext:value-type="float">
            <text:p>-129.89</text:p>
          </table:table-cell>
          <table:table-cell office:value-type="float" office:value="-115.55" calcext:value-type="float">
            <text:p>-115.55</text:p>
          </table:table-cell>
          <table:table-cell office:value-type="float" office:value="-99.399" calcext:value-type="float">
            <text:p>-99.399</text:p>
          </table:table-cell>
          <table:table-cell office:value-type="float" office:value="-122.51" calcext:value-type="float">
            <text:p>-122.51</text:p>
          </table:table-cell>
          <table:table-cell office:value-type="float" office:value="-118.91" calcext:value-type="float">
            <text:p>-118.91</text:p>
          </table:table-cell>
          <table:table-cell office:value-type="float" office:value="-127.67" calcext:value-type="float">
            <text:p>-127.67</text:p>
          </table:table-cell>
          <table:table-cell office:value-type="float" office:value="-133.54" calcext:value-type="float">
            <text:p>-133.54</text:p>
          </table:table-cell>
          <table:table-cell office:value-type="float" office:value="-134.57" calcext:value-type="float">
            <text:p>-134.57</text:p>
          </table:table-cell>
          <table:table-cell office:value-type="float" office:value="-114.57" calcext:value-type="float">
            <text:p>-114.57</text:p>
          </table:table-cell>
          <table:table-cell office:value-type="float" office:value="-123.13" calcext:value-type="float">
            <text:p>-123.13</text:p>
          </table:table-cell>
          <table:table-cell office:value-type="float" office:value="-115.95" calcext:value-type="float">
            <text:p>-115.95</text:p>
          </table:table-cell>
          <table:table-cell office:value-type="float" office:value="-116.5" calcext:value-type="float">
            <text:p>-116.5</text:p>
          </table:table-cell>
          <table:table-cell office:value-type="float" office:value="-95.174" calcext:value-type="float">
            <text:p>-95.174</text:p>
          </table:table-cell>
          <table:table-cell office:value-type="float" office:value="-120.2" calcext:value-type="float">
            <text:p>-120.2</text:p>
          </table:table-cell>
          <table:table-cell office:value-type="float" office:value="-126.87" calcext:value-type="float">
            <text:p>-126.87</text:p>
          </table:table-cell>
          <table:table-cell office:value-type="float" office:value="-122.95" calcext:value-type="float">
            <text:p>-122.95</text:p>
          </table:table-cell>
          <table:table-cell office:value-type="float" office:value="-123.96" calcext:value-type="float">
            <text:p>-123.96</text:p>
          </table:table-cell>
          <table:table-cell office:value-type="float" office:value="-117.88" calcext:value-type="float">
            <text:p>-117.88</text:p>
          </table:table-cell>
          <table:table-cell office:value-type="float" office:value="-111.13" calcext:value-type="float">
            <text:p>-111.13</text:p>
          </table:table-cell>
          <table:table-cell office:value-type="float" office:value="-131.47" calcext:value-type="float">
            <text:p>-131.47</text:p>
          </table:table-cell>
          <table:table-cell office:value-type="float" office:value="-121.47" calcext:value-type="float">
            <text:p>-121.47</text:p>
          </table:table-cell>
          <table:table-cell office:value-type="float" office:value="-112" calcext:value-type="float">
            <text:p>-112</text:p>
          </table:table-cell>
          <table:table-cell office:value-type="float" office:value="0" calcext:value-type="float">
            <text:p>0</text:p>
          </table:table-cell>
          <table:table-cell office:value-type="float" office:value="-114.14" calcext:value-type="float">
            <text:p>-114.14</text:p>
          </table:table-cell>
          <table:table-cell office:value-type="float" office:value="-126.1" calcext:value-type="float">
            <text:p>-126.1</text:p>
          </table:table-cell>
          <table:table-cell office:value-type="float" office:value="-115.49" calcext:value-type="float">
            <text:p>-115.49</text:p>
          </table:table-cell>
        </table:table-row>
        <table:table-row table:style-name="ro1">
          <table:table-cell office:value-type="float" office:value="-109.53" calcext:value-type="float">
            <text:p>-109.53</text:p>
          </table:table-cell>
          <table:table-cell office:value-type="float" office:value="-132.68" calcext:value-type="float">
            <text:p>-132.68</text:p>
          </table:table-cell>
          <table:table-cell office:value-type="float" office:value="-113.7" calcext:value-type="float">
            <text:p>-113.7</text:p>
          </table:table-cell>
          <table:table-cell office:value-type="float" office:value="-112.6" calcext:value-type="float">
            <text:p>-112.6</text:p>
          </table:table-cell>
          <table:table-cell office:value-type="float" office:value="-127.36" calcext:value-type="float">
            <text:p>-127.36</text:p>
          </table:table-cell>
          <table:table-cell office:value-type="float" office:value="-99.171" calcext:value-type="float">
            <text:p>-99.171</text:p>
          </table:table-cell>
          <table:table-cell office:value-type="float" office:value="-116.57" calcext:value-type="float">
            <text:p>-116.57</text:p>
          </table:table-cell>
          <table:table-cell office:value-type="float" office:value="-108.99" calcext:value-type="float">
            <text:p>-108.99</text:p>
          </table:table-cell>
          <table:table-cell office:value-type="float" office:value="-128.73" calcext:value-type="float">
            <text:p>-128.73</text:p>
          </table:table-cell>
          <table:table-cell office:value-type="float" office:value="-130.33" calcext:value-type="float">
            <text:p>-130.33</text:p>
          </table:table-cell>
          <table:table-cell office:value-type="float" office:value="-135.74" calcext:value-type="float">
            <text:p>-135.74</text:p>
          </table:table-cell>
          <table:table-cell office:value-type="float" office:value="-137.02" calcext:value-type="float">
            <text:p>-137.02</text:p>
          </table:table-cell>
          <table:table-cell office:value-type="float" office:value="-124.5" calcext:value-type="float">
            <text:p>-124.5</text:p>
          </table:table-cell>
          <table:table-cell office:value-type="float" office:value="-115.76" calcext:value-type="float">
            <text:p>-115.76</text:p>
          </table:table-cell>
          <table:table-cell office:value-type="float" office:value="-125.65" calcext:value-type="float">
            <text:p>-125.65</text:p>
          </table:table-cell>
          <table:table-cell office:value-type="float" office:value="-127.09" calcext:value-type="float">
            <text:p>-127.09</text:p>
          </table:table-cell>
          <table:table-cell office:value-type="float" office:value="-119.07" calcext:value-type="float">
            <text:p>-119.07</text:p>
          </table:table-cell>
          <table:table-cell office:value-type="float" office:value="-119.19" calcext:value-type="float">
            <text:p>-119.19</text:p>
          </table:table-cell>
          <table:table-cell office:value-type="float" office:value="-132.38" calcext:value-type="float">
            <text:p>-132.38</text:p>
          </table:table-cell>
          <table:table-cell office:value-type="float" office:value="-126.84" calcext:value-type="float">
            <text:p>-126.84</text:p>
          </table:table-cell>
          <table:table-cell office:value-type="float" office:value="-128.35" calcext:value-type="float">
            <text:p>-128.35</text:p>
          </table:table-cell>
          <table:table-cell office:value-type="float" office:value="-115.68" calcext:value-type="float">
            <text:p>-115.68</text:p>
          </table:table-cell>
          <table:table-cell office:value-type="float" office:value="-86.815" calcext:value-type="float">
            <text:p>-86.815</text:p>
          </table:table-cell>
          <table:table-cell office:value-type="float" office:value="-127.98" calcext:value-type="float">
            <text:p>-127.98</text:p>
          </table:table-cell>
          <table:table-cell office:value-type="float" office:value="-128.7" calcext:value-type="float">
            <text:p>-128.7</text:p>
          </table:table-cell>
          <table:table-cell office:value-type="float" office:value="-125.13" calcext:value-type="float">
            <text:p>-125.13</text:p>
          </table:table-cell>
          <table:table-cell office:value-type="float" office:value="-114.14" calcext:value-type="float">
            <text:p>-114.14</text:p>
          </table:table-cell>
          <table:table-cell office:value-type="float" office:value="0" calcext:value-type="float">
            <text:p>0</text:p>
          </table:table-cell>
          <table:table-cell office:value-type="float" office:value="-128.71" calcext:value-type="float">
            <text:p>-128.71</text:p>
          </table:table-cell>
          <table:table-cell office:value-type="float" office:value="-126.74" calcext:value-type="float">
            <text:p>-126.74</text:p>
          </table:table-cell>
        </table:table-row>
        <table:table-row table:style-name="ro1">
          <table:table-cell office:value-type="float" office:value="-124.98" calcext:value-type="float">
            <text:p>-124.98</text:p>
          </table:table-cell>
          <table:table-cell office:value-type="float" office:value="-111.68" calcext:value-type="float">
            <text:p>-111.68</text:p>
          </table:table-cell>
          <table:table-cell office:value-type="float" office:value="-120.26" calcext:value-type="float">
            <text:p>-120.26</text:p>
          </table:table-cell>
          <table:table-cell office:value-type="float" office:value="-128.38" calcext:value-type="float">
            <text:p>-128.38</text:p>
          </table:table-cell>
          <table:table-cell office:value-type="float" office:value="-120.87" calcext:value-type="float">
            <text:p>-120.87</text:p>
          </table:table-cell>
          <table:table-cell office:value-type="float" office:value="-125.85" calcext:value-type="float">
            <text:p>-125.85</text:p>
          </table:table-cell>
          <table:table-cell office:value-type="float" office:value="-129.4" calcext:value-type="float">
            <text:p>-129.4</text:p>
          </table:table-cell>
          <table:table-cell office:value-type="float" office:value="-133.44" calcext:value-type="float">
            <text:p>-133.44</text:p>
          </table:table-cell>
          <table:table-cell office:value-type="float" office:value="-128.77" calcext:value-type="float">
            <text:p>-128.77</text:p>
          </table:table-cell>
          <table:table-cell office:value-type="float" office:value="-88.685" calcext:value-type="float">
            <text:p>-88.685</text:p>
          </table:table-cell>
          <table:table-cell office:value-type="float" office:value="-116.66" calcext:value-type="float">
            <text:p>-116.66</text:p>
          </table:table-cell>
          <table:table-cell office:value-type="float" office:value="-120.55" calcext:value-type="float">
            <text:p>-120.55</text:p>
          </table:table-cell>
          <table:table-cell office:value-type="float" office:value="-117.95" calcext:value-type="float">
            <text:p>-117.95</text:p>
          </table:table-cell>
          <table:table-cell office:value-type="float" office:value="-123.98" calcext:value-type="float">
            <text:p>-123.98</text:p>
          </table:table-cell>
          <table:table-cell office:value-type="float" office:value="-118.85" calcext:value-type="float">
            <text:p>-118.85</text:p>
          </table:table-cell>
          <table:table-cell office:value-type="float" office:value="-124.2" calcext:value-type="float">
            <text:p>-124.2</text:p>
          </table:table-cell>
          <table:table-cell office:value-type="float" office:value="-125.32" calcext:value-type="float">
            <text:p>-125.32</text:p>
          </table:table-cell>
          <table:table-cell office:value-type="float" office:value="-115.27" calcext:value-type="float">
            <text:p>-115.27</text:p>
          </table:table-cell>
          <table:table-cell office:value-type="float" office:value="-118.82" calcext:value-type="float">
            <text:p>-118.82</text:p>
          </table:table-cell>
          <table:table-cell office:value-type="float" office:value="-96.177" calcext:value-type="float">
            <text:p>-96.177</text:p>
          </table:table-cell>
          <table:table-cell office:value-type="float" office:value="-100.01" calcext:value-type="float">
            <text:p>-100.01</text:p>
          </table:table-cell>
          <table:table-cell office:value-type="float" office:value="-118.38" calcext:value-type="float">
            <text:p>-118.38</text:p>
          </table:table-cell>
          <table:table-cell office:value-type="float" office:value="-128.9" calcext:value-type="float">
            <text:p>-128.9</text:p>
          </table:table-cell>
          <table:table-cell office:value-type="float" office:value="-125.42" calcext:value-type="float">
            <text:p>-125.42</text:p>
          </table:table-cell>
          <table:table-cell office:value-type="float" office:value="-116.9" calcext:value-type="float">
            <text:p>-116.9</text:p>
          </table:table-cell>
          <table:table-cell office:value-type="float" office:value="-127.69" calcext:value-type="float">
            <text:p>-127.69</text:p>
          </table:table-cell>
          <table:table-cell office:value-type="float" office:value="-126.1" calcext:value-type="float">
            <text:p>-126.1</text:p>
          </table:table-cell>
          <table:table-cell office:value-type="float" office:value="-128.71" calcext:value-type="float">
            <text:p>-128.71</text:p>
          </table:table-cell>
          <table:table-cell office:value-type="float" office:value="0" calcext:value-type="float">
            <text:p>0</text:p>
          </table:table-cell>
          <table:table-cell office:value-type="float" office:value="-125.45" calcext:value-type="float">
            <text:p>-125.45</text:p>
          </table:table-cell>
        </table:table-row>
        <table:table-row table:style-name="ro1">
          <table:table-cell office:value-type="float" office:value="-118.74" calcext:value-type="float">
            <text:p>-118.74</text:p>
          </table:table-cell>
          <table:table-cell office:value-type="float" office:value="-131.93" calcext:value-type="float">
            <text:p>-131.93</text:p>
          </table:table-cell>
          <table:table-cell office:value-type="float" office:value="-125.84" calcext:value-type="float">
            <text:p>-125.84</text:p>
          </table:table-cell>
          <table:table-cell office:value-type="float" office:value="-131.52" calcext:value-type="float">
            <text:p>-131.52</text:p>
          </table:table-cell>
          <table:table-cell office:value-type="float" office:value="-133.07" calcext:value-type="float">
            <text:p>-133.07</text:p>
          </table:table-cell>
          <table:table-cell office:value-type="float" office:value="-126.63" calcext:value-type="float">
            <text:p>-126.63</text:p>
          </table:table-cell>
          <table:table-cell office:value-type="float" office:value="-117.24" calcext:value-type="float">
            <text:p>-117.24</text:p>
          </table:table-cell>
          <table:table-cell office:value-type="float" office:value="-131.38" calcext:value-type="float">
            <text:p>-131.38</text:p>
          </table:table-cell>
          <table:table-cell office:value-type="float" office:value="-98.789" calcext:value-type="float">
            <text:p>-98.789</text:p>
          </table:table-cell>
          <table:table-cell office:value-type="float" office:value="-126.26" calcext:value-type="float">
            <text:p>-126.26</text:p>
          </table:table-cell>
          <table:table-cell office:value-type="float" office:value="-131.26" calcext:value-type="float">
            <text:p>-131.26</text:p>
          </table:table-cell>
          <table:table-cell office:value-type="float" office:value="-131.68" calcext:value-type="float">
            <text:p>-131.68</text:p>
          </table:table-cell>
          <table:table-cell office:value-type="float" office:value="-107.77" calcext:value-type="float">
            <text:p>-107.77</text:p>
          </table:table-cell>
          <table:table-cell office:value-type="float" office:value="-129.93" calcext:value-type="float">
            <text:p>-129.93</text:p>
          </table:table-cell>
          <table:table-cell office:value-type="float" office:value="-105.45" calcext:value-type="float">
            <text:p>-105.45</text:p>
          </table:table-cell>
          <table:table-cell office:value-type="float" office:value="-82.229" calcext:value-type="float">
            <text:p>-82.229</text:p>
          </table:table-cell>
          <table:table-cell office:value-type="float" office:value="-109.03" calcext:value-type="float">
            <text:p>-109.03</text:p>
          </table:table-cell>
          <table:table-cell office:value-type="float" office:value="-125.69" calcext:value-type="float">
            <text:p>-125.69</text:p>
          </table:table-cell>
          <table:table-cell office:value-type="float" office:value="-118.83" calcext:value-type="float">
            <text:p>-118.83</text:p>
          </table:table-cell>
          <table:table-cell office:value-type="float" office:value="-122" calcext:value-type="float">
            <text:p>-122</text:p>
          </table:table-cell>
          <table:table-cell office:value-type="float" office:value="-121.32" calcext:value-type="float">
            <text:p>-121.32</text:p>
          </table:table-cell>
          <table:table-cell office:value-type="float" office:value="-125.17" calcext:value-type="float">
            <text:p>-125.17</text:p>
          </table:table-cell>
          <table:table-cell office:value-type="float" office:value="-125.46" calcext:value-type="float">
            <text:p>-125.46</text:p>
          </table:table-cell>
          <table:table-cell office:value-type="float" office:value="-134.97" calcext:value-type="float">
            <text:p>-134.97</text:p>
          </table:table-cell>
          <table:table-cell office:value-type="float" office:value="-111.87" calcext:value-type="float">
            <text:p>-111.87</text:p>
          </table:table-cell>
          <table:table-cell office:value-type="float" office:value="-97.897" calcext:value-type="float">
            <text:p>-97.897</text:p>
          </table:table-cell>
          <table:table-cell office:value-type="float" office:value="-115.49" calcext:value-type="float">
            <text:p>-115.49</text:p>
          </table:table-cell>
          <table:table-cell office:value-type="float" office:value="-126.74" calcext:value-type="float">
            <text:p>-126.74</text:p>
          </table:table-cell>
          <table:table-cell office:value-type="float" office:value="-125.45" calcext:value-type="float">
            <text:p>-125.45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5T19:18:44.482077890</meta:creation-date>
    <dc:date>2022-06-15T19:27:13.640252647</dc:date>
    <meta:editing-duration>PT8M29S</meta:editing-duration>
    <meta:editing-cycles>1</meta:editing-cycles>
    <meta:document-statistic meta:table-count="3" meta:cell-count="1893" meta:object-count="0"/>
    <meta:generator>LibreOffice/6.4.7.2$Linux_X86_64 LibreOffice_project/40$Build-2</meta:generator>
  </office:meta>
</office:document-meta>
</file>